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ext-properties style:font-name="Calibri" style:font-name-asian="Calibri" style:font-name-complex="Calibri" style:text-underline-style="solid" style:text-underline-type="single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2.54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1">
            <text:p>Waypoint</text:p>
          </table:table-cell>
          <table:table-cell office:value-type="string" table:style-name="ce1">
            <text:p>LAT</text:p>
          </table:table-cell>
          <table:table-cell office:value-type="string" table:style-name="ce1">
            <text:p>LON</text:p>
          </table:table-cell>
          <table:table-cell office:value-type="string" table:style-name="ce1">
            <text:p>ALT</text:p>
          </table:table-cell>
          <table:table-cell office:value-type="string" table:style-name="ce1">
            <text:p>DESC</text:p>
          </table:table-cell>
          <table:table-cell office:value-type="string" table:style-name="ce1">
            <text:p>Single distance</text:p>
          </table:table-cell>
          <table:table-cell office:value-type="string" table:style-name="ce1">
            <text:p>TRACK</text:p>
          </table:table-cell>
          <table:table-cell office:value-type="string" table:style-name="ce1">
            <text:p>Distance total</text:p>
          </table:table-cell>
          <table:table-cell office:value-type="string" table:style-name="ce1">
            <text:p>Time(total)</text:p>
          </table:table-cell>
          <table:table-cell office:value-type="string" table:style-name="ce1">
            <text:p>Tiempo(single)</text:p>
          </table:table-cell>
          <table:table-cell office:value-type="string" table:style-name="ce1">
            <text:p>Speed</text:p>
          </table:table-cell>
          <table:table-cell office:value-type="string" table:style-name="ce1">
            <text:p>Wind Direction</text:p>
          </table:table-cell>
          <table:table-cell office:value-type="string" table:style-name="ce1">
            <text:p>Wind speed</text:p>
          </table:table-cell>
          <table:table-cell office:value-type="string" table:style-name="ce1">
            <text:p>TAS</text:p>
          </table:table-cell>
          <table:table-cell office:value-type="string" table:style-name="ce1">
            <text:p>Ground Speed</text:p>
          </table:table-cell>
          <table:table-cell table:number-columns-repeated="16369" table:style-name="ce1"/>
        </table:table-row>
        <table:table-row table:style-name="ro1">
          <table:table-cell table:number-columns-repeated="10" table:style-name="ce1"/>
          <table:table-cell office:value-type="float" office:value="450" table:style-name="ce1">
            <text:p>450</text:p>
          </table:table-cell>
          <table:table-cell table:number-columns-repeated="2" table:style-name="ce1"/>
          <table:table-cell office:value-type="float" office:value="250" table:style-name="ce1">
            <text:p>25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'SSY'</text:p>
          </table:table-cell>
          <table:table-cell office:value-type="float" office:value="40.546416999999998" table:style-name="ce2">
            <text:p>40,546</text:p>
          </table:table-cell>
          <table:table-cell office:value-type="float" office:value="-3.5751940000000002" table:style-name="ce2">
            <text:p>-3,575</text:p>
          </table:table-cell>
          <table:table-cell office:value-type="float" office:value="6900" table:style-name="ce1">
            <text:p>6900</text:p>
          </table:table-cell>
          <table:table-cell office:value-type="string" table:style-name="ce1">
            <text:p>'S.S.REYES'</text:p>
          </table:table-cell>
          <table:table-cell office:value-type="float" office:value="5" table:style-name="ce1">
            <text:p>5</text:p>
          </table:table-cell>
          <table:table-cell office:value-type="float" office:value="351" table:style-name="ce1">
            <text:p>351</text:p>
          </table:table-cell>
          <table:table-cell office:value-type="float" office:value="5" table:formula="msoxl:=SUM($F$3:F3)" table:style-name="ce1">
            <text:p>5</text:p>
          </table:table-cell>
          <table:table-cell office:value-type="float" office:value="2.0123590586365279E-2" table:formula="msoxl:=J3" table:style-name="ce2">
            <text:p>0,020</text:p>
          </table:table-cell>
          <table:table-cell office:value-type="float" office:value="2.0123590586365279E-2" table:formula="msoxl:=F3/O3" table:style-name="ce2">
            <text:p>0,020</text:p>
          </table:table-cell>
          <table:table-cell office:value-type="float" office:value="450" table:style-name="ce1">
            <text:p>450</text:p>
          </table:table-cell>
          <table:table-cell office:value-type="float" office:value="211" table:style-name="ce1">
            <text:p>211</text:p>
          </table:table-cell>
          <table:table-cell office:value-type="float" office:value="2" table:style-name="ce1">
            <text:p>2</text:p>
          </table:table-cell>
          <table:table-cell office:value-type="float" office:value="250" table:style-name="ce1">
            <text:p>250</text:p>
          </table:table-cell>
          <table:table-cell office:value-type="float" office:value="248.46460568462101" table:style-name="ce1">
            <text:p>248,4646057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D006J'</text:p>
          </table:table-cell>
          <table:table-cell office:value-type="float" office:value="40.635497000000001" table:style-name="ce2">
            <text:p>40,635</text:p>
          </table:table-cell>
          <table:table-cell office:value-type="float" office:value="-3.5422639999999999" table:style-name="ce2">
            <text:p>-3,542</text:p>
          </table:table-cell>
          <table:table-cell office:value-type="float" office:value="12100" table:style-name="ce1">
            <text:p>12100</text:p>
          </table:table-cell>
          <table:table-cell office:value-type="string" table:style-name="ce1">
            <text:p>'D006J'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11" table:formula="msoxl:=SUM($F$3:F4)" table:style-name="ce1">
            <text:p>11</text:p>
          </table:table-cell>
          <table:table-cell office:value-type="float" office:value="4.4481879681395629E-2" table:formula="msoxl:=I3+J4" table:style-name="ce2">
            <text:p>0,044</text:p>
          </table:table-cell>
          <table:table-cell office:value-type="float" office:value="2.435828909503035E-2" table:formula="msoxl:=F4/O4" table:style-name="ce2">
            <text:p>0,024</text:p>
          </table:table-cell>
          <table:table-cell office:value-type="float" office:value="450" table:style-name="ce1">
            <text:p>450</text:p>
          </table:table-cell>
          <table:table-cell office:value-type="float" office:value="254" table:style-name="ce1">
            <text:p>254</text:p>
          </table:table-cell>
          <table:table-cell office:value-type="float" office:value="7" table:style-name="ce1">
            <text:p>7</text:p>
          </table:table-cell>
          <table:table-cell office:value-type="float" office:value="250" table:style-name="ce1">
            <text:p>250</text:p>
          </table:table-cell>
          <table:table-cell office:value-type="float" office:value="246.322718996883" table:style-name="ce1">
            <text:p>246,322719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D006L'</text:p>
          </table:table-cell>
          <table:table-cell office:value-type="float" office:value="40.668771999999997" table:style-name="ce2">
            <text:p>40,669</text:p>
          </table:table-cell>
          <table:table-cell office:value-type="float" office:value="-3.5392000000000001" table:style-name="ce2">
            <text:p>-3,539</text:p>
          </table:table-cell>
          <table:table-cell office:value-type="float" office:value="13500" table:style-name="ce1">
            <text:p>13500</text:p>
          </table:table-cell>
          <table:table-cell office:value-type="string" table:style-name="ce1">
            <text:p>'D006L'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3" table:formula="msoxl:=SUM($F$3:F5)" table:style-name="ce1">
            <text:p>13</text:p>
          </table:table-cell>
          <table:table-cell office:value-type="float" office:value="5.2485017526569172E-2" table:formula="msoxl:=I4+J5" table:style-name="ce2">
            <text:p>0,052</text:p>
          </table:table-cell>
          <table:table-cell office:value-type="float" office:value="8.0031378451735444E-3" table:formula="msoxl:=F5/O5" table:style-name="ce2">
            <text:p>0,008</text:p>
          </table:table-cell>
          <table:table-cell office:value-type="float" office:value="450" table:style-name="ce1">
            <text:p>450</text:p>
          </table:table-cell>
          <table:table-cell office:value-type="float" office:value="273" table:style-name="ce1">
            <text:p>273</text:p>
          </table:table-cell>
          <table:table-cell office:value-type="float" office:value="7" table:style-name="ce1">
            <text:p>7</text:p>
          </table:table-cell>
          <table:table-cell office:value-type="float" office:value="250" table:style-name="ce1">
            <text:p>250</text:p>
          </table:table-cell>
          <table:table-cell office:value-type="float" office:value="249.90198078446701" table:style-name="ce1">
            <text:p>249,9019808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D238J'</text:p>
          </table:table-cell>
          <table:table-cell office:value-type="float" office:value="40.760466999999998" table:style-name="ce2">
            <text:p>40,760</text:p>
          </table:table-cell>
          <table:table-cell office:value-type="float" office:value="-3.428464" table:style-name="ce2">
            <text:p>-3,428</text:p>
          </table:table-cell>
          <table:table-cell office:value-type="float" office:value="17400" table:style-name="ce1">
            <text:p>17400</text:p>
          </table:table-cell>
          <table:table-cell office:value-type="string" table:style-name="ce1">
            <text:p>'D238J'</text:p>
          </table:table-cell>
          <table:table-cell office:value-type="float" office:value="7" table:style-name="ce1">
            <text:p>7</text:p>
          </table:table-cell>
          <table:table-cell office:value-type="float" office:value="42" table:style-name="ce1">
            <text:p>42</text:p>
          </table:table-cell>
          <table:table-cell office:value-type="float" office:value="20" table:formula="msoxl:=SUM($F$3:F6)" table:style-name="ce1">
            <text:p>20</text:p>
          </table:table-cell>
          <table:table-cell office:value-type="float" office:value="8.1456774953390321E-2" table:formula="msoxl:=I5+J6" table:style-name="ce2">
            <text:p>0,081</text:p>
          </table:table-cell>
          <table:table-cell office:value-type="float" office:value="2.8971757426821142E-2" table:formula="msoxl:=F6/O6" table:style-name="ce2">
            <text:p>0,029</text:p>
          </table:table-cell>
          <table:table-cell office:value-type="float" office:value="450" table:style-name="ce1">
            <text:p>450</text:p>
          </table:table-cell>
          <table:table-cell office:value-type="float" office:value="273" table:style-name="ce1">
            <text:p>273</text:p>
          </table:table-cell>
          <table:table-cell office:value-type="float" office:value="13" table:style-name="ce1">
            <text:p>13</text:p>
          </table:table-cell>
          <table:table-cell office:value-type="float" office:value="250" table:style-name="ce1">
            <text:p>250</text:p>
          </table:table-cell>
          <table:table-cell office:value-type="float" office:value="241.61461442858899" table:style-name="ce1">
            <text:p>241,6146144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PDT'</text:p>
          </table:table-cell>
          <table:table-cell office:value-type="float" office:value="40.252916999999997" table:style-name="ce2">
            <text:p>40,253</text:p>
          </table:table-cell>
          <table:table-cell office:value-type="float" office:value="-3.3480279999999998" table:style-name="ce2">
            <text:p>-3,348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'PERALES'</text:p>
          </table:table-cell>
          <table:table-cell office:value-type="float" office:value="31" table:style-name="ce1">
            <text:p>31</text:p>
          </table:table-cell>
          <table:table-cell office:value-type="float" office:value="173" table:style-name="ce1">
            <text:p>173</text:p>
          </table:table-cell>
          <table:table-cell office:value-type="float" office:value="51" table:formula="msoxl:=SUM($F$3:F7)" table:style-name="ce1">
            <text:p>51</text:p>
          </table:table-cell>
          <table:table-cell office:value-type="float" office:value="0.21047063163677815" table:formula="msoxl:=I6+J7" table:style-name="ce2">
            <text:p>0,210</text:p>
          </table:table-cell>
          <table:table-cell office:value-type="float" office:value="0.12901385668338783" table:formula="msoxl:=F7/O7" table:style-name="ce2">
            <text:p>0,129</text:p>
          </table:table-cell>
          <table:table-cell office:value-type="float" office:value="450" table:style-name="ce1">
            <text:p>450</text:p>
          </table:table-cell>
          <table:table-cell office:value-type="float" office:value="290" table:style-name="ce1">
            <text:p>290</text:p>
          </table:table-cell>
          <table:table-cell office:value-type="float" office:value="20" table:style-name="ce1">
            <text:p>20</text:p>
          </table:table-cell>
          <table:table-cell office:value-type="float" office:value="250" table:style-name="ce1">
            <text:p>250</text:p>
          </table:table-cell>
          <table:table-cell office:value-type="float" office:value="240.28426710843101" table:style-name="ce1">
            <text:p>240,2842671</text:p>
          </table:table-cell>
          <table:table-cell table:number-columns-repeated="2" table:style-name="ce2"/>
          <table:table-cell table:number-columns-repeated="16367"/>
        </table:table-row>
        <table:table-row table:style-name="ro2">
          <table:table-cell office:value-type="string" table:style-name="ce1">
            <text:p>'VTB'</text:p>
          </table:table-cell>
          <table:table-cell office:value-type="float" office:value="39.780749999999998" table:style-name="ce2">
            <text:p>39,781</text:p>
          </table:table-cell>
          <table:table-cell office:value-type="float" office:value="-3.4640279999999999" table:style-name="ce2">
            <text:p>-3,464</text:p>
          </table:table-cell>
          <table:table-cell office:value-type="float" office:value="32800" table:style-name="ce1">
            <text:p>32800</text:p>
          </table:table-cell>
          <table:table-cell office:value-type="string" table:style-name="ce1">
            <text:p>'VILLATOBAS'</text:p>
          </table:table-cell>
          <table:table-cell office:value-type="float" office:value="29" table:style-name="ce1">
            <text:p>29</text:p>
          </table:table-cell>
          <table:table-cell office:value-type="float" office:value="190" table:style-name="ce3">
            <text:p>190</text:p>
          </table:table-cell>
          <table:table-cell office:value-type="float" office:value="80" table:formula="msoxl:=SUM($F$3:F8)" table:style-name="ce1">
            <text:p>80</text:p>
          </table:table-cell>
          <table:table-cell office:value-type="float" office:value="0.32847224609768577" table:formula="msoxl:=I7+J8" table:style-name="ce2">
            <text:p>0,328</text:p>
          </table:table-cell>
          <table:table-cell office:value-type="float" office:value="0.11800161446090765" table:formula="msoxl:=F8/O8" table:style-name="ce2">
            <text:p>0,118</text:p>
          </table:table-cell>
          <table:table-cell office:value-type="float" office:value="450" table:style-name="ce1">
            <text:p>450</text:p>
          </table:table-cell>
          <table:table-cell office:value-type="float" office:value="288" table:style-name="ce1">
            <text:p>288</text:p>
          </table:table-cell>
          <table:table-cell office:value-type="float" office:value="23" table:style-name="ce1">
            <text:p>23</text:p>
          </table:table-cell>
          <table:table-cell office:value-type="float" office:value="250" table:style-name="ce1">
            <text:p>250</text:p>
          </table:table-cell>
          <table:table-cell office:value-type="float" office:value="245.759349416421" table:style-name="ce1">
            <text:p>245,7593494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BOGAS'</text:p>
          </table:table-cell>
          <table:table-cell office:value-type="float" office:value="39.506082999999997" table:style-name="ce2">
            <text:p>39,506</text:p>
          </table:table-cell>
          <table:table-cell office:value-type="float" office:value="-3.8246389999999999" table:style-name="ce2">
            <text:p>-3,825</text:p>
          </table:table-cell>
          <table:table-cell office:value-type="float" office:value="35900" table:style-name="ce1">
            <text:p>35900</text:p>
          </table:table-cell>
          <table:table-cell office:value-type="string" table:style-name="ce1">
            <text:p>'BOGAS'</text:p>
          </table:table-cell>
          <table:table-cell office:value-type="float" office:value="23" table:style-name="ce1">
            <text:p>23</text:p>
          </table:table-cell>
          <table:table-cell office:value-type="float" office:value="225" table:style-name="ce1">
            <text:p>225</text:p>
          </table:table-cell>
          <table:table-cell office:value-type="float" office:value="103" table:formula="msoxl:=SUM($F$3:F9)" table:style-name="ce1">
            <text:p>103</text:p>
          </table:table-cell>
          <table:table-cell office:value-type="float" office:value="0.41877966681223394" table:formula="msoxl:=I8+J9" table:style-name="ce2">
            <text:p>0,419</text:p>
          </table:table-cell>
          <table:table-cell office:value-type="float" office:value="9.0307420714548184E-2" table:formula="msoxl:=F9/O9" table:style-name="ce2">
            <text:p>0,090</text:p>
          </table:table-cell>
          <table:table-cell office:value-type="float" office:value="450" table:style-name="ce1">
            <text:p>450</text:p>
          </table:table-cell>
          <table:table-cell office:value-type="float" office:value="302" table:style-name="ce1">
            <text:p>302</text:p>
          </table:table-cell>
          <table:table-cell office:value-type="float" office:value="27" table:style-name="ce1">
            <text:p>27</text:p>
          </table:table-cell>
          <table:table-cell office:value-type="float" office:value="250" table:style-name="ce1">
            <text:p>250</text:p>
          </table:table-cell>
          <table:table-cell office:value-type="float" office:value="254.68560410667101" table:style-name="ce1">
            <text:p>254,6856041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TOC'</text:p>
          </table:table-cell>
          <table:table-cell office:value-type="float" office:value="39.306274999999999" table:style-name="ce2">
            <text:p>39,306</text:p>
          </table:table-cell>
          <table:table-cell office:value-type="float" office:value="-4.0842790000000004" table:style-name="ce2">
            <text:p>-4,084</text:p>
          </table:table-cell>
          <table:table-cell office:value-type="float" office:value="37000" table:style-name="ce1">
            <text:p>37000</text:p>
          </table:table-cell>
          <table:table-cell office:value-type="string" table:style-name="ce1">
            <text:p>'TOP OF CLIMB'</text:p>
          </table:table-cell>
          <table:table-cell office:value-type="float" office:value="17" table:style-name="ce1">
            <text:p>17</text:p>
          </table:table-cell>
          <table:table-cell office:value-type="float" office:value="225" table:style-name="ce1">
            <text:p>225</text:p>
          </table:table-cell>
          <table:table-cell office:value-type="float" office:value="120" table:formula="msoxl:=SUM($F$3:F10)" table:style-name="ce1">
            <text:p>120</text:p>
          </table:table-cell>
          <table:table-cell office:value-type="float" office:value="0.45571998721895263" table:formula="msoxl:=I9+J10" table:style-name="ce2">
            <text:p>0,456</text:p>
          </table:table-cell>
          <table:table-cell office:value-type="float" office:value="3.6940320406718706E-2" table:formula="msoxl:=F10/O10" table:style-name="ce2">
            <text:p>0,037</text:p>
          </table:table-cell>
          <table:table-cell office:value-type="float" office:value="450" table:style-name="ce1">
            <text:p>450</text:p>
          </table:table-cell>
          <table:table-cell office:value-type="float" office:value="292" table:style-name="ce1">
            <text:p>292</text:p>
          </table:table-cell>
          <table:table-cell office:value-type="float" office:value="28" table:style-name="ce1">
            <text:p>28</text:p>
          </table:table-cell>
          <table:table-cell office:value-type="float" office:value="450" table:style-name="ce1">
            <text:p>450</text:p>
          </table:table-cell>
          <table:table-cell office:value-type="float" office:value="460.20174738138002" table:style-name="ce1">
            <text:p>460,2017474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CRISA'</text:p>
          </table:table-cell>
          <table:table-cell office:value-type="float" office:value="38.938611000000002" table:style-name="ce2">
            <text:p>38,939</text:p>
          </table:table-cell>
          <table:table-cell office:value-type="float" office:value="-4.5562779999999998" table:style-name="ce2">
            <text:p>-4,556</text:p>
          </table:table-cell>
          <table:table-cell office:value-type="float" office:value="37000" table:style-name="ce1">
            <text:p>37000</text:p>
          </table:table-cell>
          <table:table-cell office:value-type="string" table:style-name="ce1">
            <text:p>'CRISA'</text:p>
          </table:table-cell>
          <table:table-cell office:value-type="float" office:value="31" table:style-name="ce1">
            <text:p>31</text:p>
          </table:table-cell>
          <table:table-cell office:value-type="float" office:value="225" table:style-name="ce1">
            <text:p>225</text:p>
          </table:table-cell>
          <table:table-cell office:value-type="float" office:value="151" table:formula="msoxl:=SUM($F$3:F11)" table:style-name="ce1">
            <text:p>151</text:p>
          </table:table-cell>
          <table:table-cell office:value-type="float" office:value="0.52392643694495511" table:formula="msoxl:=I10+J11" table:style-name="ce2">
            <text:p>0,524</text:p>
          </table:table-cell>
          <table:table-cell office:value-type="float" office:value="6.8206449726002469E-2" table:formula="msoxl:=F11/O11" table:style-name="ce2">
            <text:p>0,068</text:p>
          </table:table-cell>
          <table:table-cell office:value-type="float" office:value="450" table:style-name="ce1">
            <text:p>450</text:p>
          </table:table-cell>
          <table:table-cell office:value-type="float" office:value="304" table:style-name="ce1">
            <text:p>304</text:p>
          </table:table-cell>
          <table:table-cell office:value-type="float" office:value="28" table:style-name="ce1">
            <text:p>28</text:p>
          </table:table-cell>
          <table:table-cell office:value-type="float" office:value="450" table:style-name="ce1">
            <text:p>450</text:p>
          </table:table-cell>
          <table:table-cell office:value-type="float" office:value="454.50247190012902" table:style-name="ce1">
            <text:p>454,5024719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HIJ'</text:p>
          </table:table-cell>
          <table:table-cell office:value-type="float" office:value="38.508139" table:style-name="ce2">
            <text:p>38,508</text:p>
          </table:table-cell>
          <table:table-cell office:value-type="float" office:value="-5.0996940000000004" table:style-name="ce2">
            <text:p>-5,100</text:p>
          </table:table-cell>
          <table:table-cell office:value-type="float" office:value="37000" table:style-name="ce1">
            <text:p>37000</text:p>
          </table:table-cell>
          <table:table-cell office:value-type="string" table:style-name="ce1">
            <text:p>'HINOJOSA DEL DUQUE'</text:p>
          </table:table-cell>
          <table:table-cell office:value-type="float" office:value="36" table:style-name="ce1">
            <text:p>36</text:p>
          </table:table-cell>
          <table:table-cell office:value-type="float" office:value="224" table:style-name="ce1">
            <text:p>224</text:p>
          </table:table-cell>
          <table:table-cell office:value-type="float" office:value="187" table:formula="msoxl:=SUM($F$3:F12)" table:style-name="ce1">
            <text:p>187</text:p>
          </table:table-cell>
          <table:table-cell office:value-type="float" office:value="0.60321870752558227" table:formula="msoxl:=I11+J12" table:style-name="ce2">
            <text:p>0,603</text:p>
          </table:table-cell>
          <table:table-cell office:value-type="float" office:value="7.9292270580627169E-2" table:formula="msoxl:=F12/O12" table:style-name="ce2">
            <text:p>0,079</text:p>
          </table:table-cell>
          <table:table-cell office:value-type="float" office:value="450" table:style-name="ce1">
            <text:p>450</text:p>
          </table:table-cell>
          <table:table-cell office:value-type="float" office:value="304" table:style-name="ce1">
            <text:p>304</text:p>
          </table:table-cell>
          <table:table-cell office:value-type="float" office:value="28" table:style-name="ce1">
            <text:p>28</text:p>
          </table:table-cell>
          <table:table-cell office:value-type="float" office:value="450" table:style-name="ce1">
            <text:p>450</text:p>
          </table:table-cell>
          <table:table-cell office:value-type="float" office:value="454.01651051717499" table:style-name="ce1">
            <text:p>454,0165105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SVL'</text:p>
          </table:table-cell>
          <table:table-cell office:value-type="float" office:value="37.427582999999998" table:style-name="ce2">
            <text:p>37,428</text:p>
          </table:table-cell>
          <table:table-cell office:value-type="float" office:value="-5.7622220000000004" table:style-name="ce2">
            <text:p>-5,762</text:p>
          </table:table-cell>
          <table:table-cell office:value-type="float" office:value="37000" table:style-name="ce1">
            <text:p>37000</text:p>
          </table:table-cell>
          <table:table-cell office:value-type="string" table:style-name="ce1">
            <text:p>'SEVILLE'</text:p>
          </table:table-cell>
          <table:table-cell office:value-type="float" office:value="72" table:style-name="ce1">
            <text:p>72</text:p>
          </table:table-cell>
          <table:table-cell office:value-type="float" office:value="206" table:style-name="ce1">
            <text:p>206</text:p>
          </table:table-cell>
          <table:table-cell office:value-type="float" office:value="259" table:formula="msoxl:=SUM($F$3:F13)" table:style-name="ce1">
            <text:p>259</text:p>
          </table:table-cell>
          <table:table-cell office:value-type="float" office:value="0.76317159449218952" table:formula="msoxl:=I12+J13" table:style-name="ce2">
            <text:p>0,763</text:p>
          </table:table-cell>
          <table:table-cell office:value-type="float" office:value="0.15995288696660728" table:formula="msoxl:=F13/O13" table:style-name="ce2">
            <text:p>0,160</text:p>
          </table:table-cell>
          <table:table-cell office:value-type="float" office:value="450" table:style-name="ce1">
            <text:p>450</text:p>
          </table:table-cell>
          <table:table-cell office:value-type="float" office:value="294" table:style-name="ce1">
            <text:p>294</text:p>
          </table:table-cell>
          <table:table-cell office:value-type="float" office:value="27" table:style-name="ce1">
            <text:p>27</text:p>
          </table:table-cell>
          <table:table-cell office:value-type="float" office:value="450" table:style-name="ce1">
            <text:p>450</text:p>
          </table:table-cell>
          <table:table-cell office:value-type="float" office:value="450.13254443498198" table:style-name="ce1">
            <text:p>450,1325444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CLANA'</text:p>
          </table:table-cell>
          <table:table-cell office:value-type="float" office:value="36.508889000000003" table:style-name="ce2">
            <text:p>36,509</text:p>
          </table:table-cell>
          <table:table-cell office:value-type="float" office:value="-6.726972" table:style-name="ce2">
            <text:p>-6,727</text:p>
          </table:table-cell>
          <table:table-cell office:value-type="float" office:value="37000" table:style-name="ce1">
            <text:p>37000</text:p>
          </table:table-cell>
          <table:table-cell office:value-type="string" table:style-name="ce1">
            <text:p>'CLANA'</text:p>
          </table:table-cell>
          <table:table-cell office:value-type="float" office:value="72" table:style-name="ce1">
            <text:p>72</text:p>
          </table:table-cell>
          <table:table-cell office:value-type="float" office:value="220" table:style-name="ce1">
            <text:p>220</text:p>
          </table:table-cell>
          <table:table-cell office:value-type="float" office:value="331" table:formula="msoxl:=SUM($F$3:F14)" table:style-name="ce1">
            <text:p>331</text:p>
          </table:table-cell>
          <table:table-cell office:value-type="float" office:value="0.92231292514562901" table:formula="msoxl:=I13+J14" table:style-name="ce2">
            <text:p>0,922</text:p>
          </table:table-cell>
          <table:table-cell office:value-type="float" office:value="0.15914133065343947" table:formula="msoxl:=F14/O14" table:style-name="ce2">
            <text:p>0,159</text:p>
          </table:table-cell>
          <table:table-cell office:value-type="float" office:value="450" table:style-name="ce1">
            <text:p>450</text:p>
          </table:table-cell>
          <table:table-cell office:value-type="float" office:value="303" table:style-name="ce1">
            <text:p>303</text:p>
          </table:table-cell>
          <table:table-cell office:value-type="float" office:value="26" table:style-name="ce1">
            <text:p>26</text:p>
          </table:table-cell>
          <table:table-cell office:value-type="float" office:value="450" table:style-name="ce1">
            <text:p>450</text:p>
          </table:table-cell>
          <table:table-cell office:value-type="float" office:value="452.42803804873103" table:style-name="ce1">
            <text:p>452,428038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KORNO'</text:p>
          </table:table-cell>
          <table:table-cell office:value-type="float" office:value="35.833333000000003" table:style-name="ce2">
            <text:p>35,833</text:p>
          </table:table-cell>
          <table:table-cell office:value-type="float" office:value="-7.4166670000000003" table:style-name="ce2">
            <text:p>-7,417</text:p>
          </table:table-cell>
          <table:table-cell office:value-type="float" office:value="37000" table:style-name="ce1">
            <text:p>37000</text:p>
          </table:table-cell>
          <table:table-cell office:value-type="string" table:style-name="ce1">
            <text:p>'KORNO'</text:p>
          </table:table-cell>
          <table:table-cell office:value-type="float" office:value="53" table:style-name="ce1">
            <text:p>53</text:p>
          </table:table-cell>
          <table:table-cell office:value-type="float" office:value="219" table:style-name="ce1">
            <text:p>219</text:p>
          </table:table-cell>
          <table:table-cell office:value-type="float" office:value="384" table:formula="msoxl:=SUM($F$3:F15)" table:style-name="ce1">
            <text:p>384</text:p>
          </table:table-cell>
          <table:table-cell office:value-type="float" office:value="1.0382479377683427" table:formula="msoxl:=I14+J15" table:style-name="ce2">
            <text:p>1,038</text:p>
          </table:table-cell>
          <table:table-cell office:value-type="float" office:value="0.11593501262271361" table:formula="msoxl:=F15/O15" table:style-name="ce2">
            <text:p>0,116</text:p>
          </table:table-cell>
          <table:table-cell office:value-type="float" office:value="450" table:style-name="ce1">
            <text:p>450</text:p>
          </table:table-cell>
          <table:table-cell office:value-type="float" office:value="292" table:style-name="ce1">
            <text:p>292</text:p>
          </table:table-cell>
          <table:table-cell office:value-type="float" office:value="27" table:style-name="ce1">
            <text:p>27</text:p>
          </table:table-cell>
          <table:table-cell office:value-type="float" office:value="450" table:style-name="ce1">
            <text:p>450</text:p>
          </table:table-cell>
          <table:table-cell office:value-type="float" office:value="457.15266510969798" table:style-name="ce1">
            <text:p>457,1526651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ABODA'</text:p>
          </table:table-cell>
          <table:table-cell office:value-type="float" office:value="35.413888999999998" table:style-name="ce2">
            <text:p>35,414</text:p>
          </table:table-cell>
          <table:table-cell office:value-type="float" office:value="-7.8333329999999997" table:style-name="ce2">
            <text:p>-7,833</text:p>
          </table:table-cell>
          <table:table-cell office:value-type="float" office:value="37000" table:style-name="ce1">
            <text:p>37000</text:p>
          </table:table-cell>
          <table:table-cell office:value-type="string" table:style-name="ce1">
            <text:p>'ABODA'</text:p>
          </table:table-cell>
          <table:table-cell office:value-type="float" office:value="32" table:style-name="ce1">
            <text:p>32</text:p>
          </table:table-cell>
          <table:table-cell office:value-type="float" office:value="219" table:style-name="ce1">
            <text:p>219</text:p>
          </table:table-cell>
          <table:table-cell office:value-type="float" office:value="416" table:formula="msoxl:=SUM($F$3:F16)" table:style-name="ce1">
            <text:p>416</text:p>
          </table:table-cell>
          <table:table-cell office:value-type="float" office:value="1.1075022606444376" table:formula="msoxl:=I15+J16" table:style-name="ce2">
            <text:p>1,108</text:p>
          </table:table-cell>
          <table:table-cell office:value-type="float" office:value="6.9254322876094954E-2" table:formula="msoxl:=F16/O16" table:style-name="ce2">
            <text:p>0,069</text:p>
          </table:table-cell>
          <table:table-cell office:value-type="float" office:value="450" table:style-name="ce1">
            <text:p>450</text:p>
          </table:table-cell>
          <table:table-cell office:value-type="float" office:value="285" table:style-name="ce1">
            <text:p>285</text:p>
          </table:table-cell>
          <table:table-cell office:value-type="float" office:value="32" table:style-name="ce1">
            <text:p>32</text:p>
          </table:table-cell>
          <table:table-cell office:value-type="float" office:value="450" table:style-name="ce1">
            <text:p>450</text:p>
          </table:table-cell>
          <table:table-cell office:value-type="float" office:value="462.06501877510499" table:style-name="ce1">
            <text:p>462,0650188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IBALU'</text:p>
          </table:table-cell>
          <table:table-cell office:value-type="float" office:value="34.444443999999997" table:style-name="ce2">
            <text:p>34,444</text:p>
          </table:table-cell>
          <table:table-cell office:value-type="float" office:value="-8.7891670000000008" table:style-name="ce2">
            <text:p>-8,789</text:p>
          </table:table-cell>
          <table:table-cell office:value-type="float" office:value="37000" table:style-name="ce1">
            <text:p>37000</text:p>
          </table:table-cell>
          <table:table-cell office:value-type="string" table:style-name="ce1">
            <text:p>'IBALU'</text:p>
          </table:table-cell>
          <table:table-cell office:value-type="float" office:value="75" table:style-name="ce1">
            <text:p>75</text:p>
          </table:table-cell>
          <table:table-cell office:value-type="float" office:value="219" table:style-name="ce1">
            <text:p>219</text:p>
          </table:table-cell>
          <table:table-cell office:value-type="float" office:value="491" table:formula="msoxl:=SUM($F$3:F17)" table:style-name="ce1">
            <text:p>491</text:p>
          </table:table-cell>
          <table:table-cell office:value-type="float" office:value="1.2692544505532315" table:formula="msoxl:=I16+J17" table:style-name="ce2">
            <text:p>1,269</text:p>
          </table:table-cell>
          <table:table-cell office:value-type="float" office:value="0.16175218990879386" table:formula="msoxl:=F17/O17" table:style-name="ce2">
            <text:p>0,162</text:p>
          </table:table-cell>
          <table:table-cell office:value-type="float" office:value="450" table:style-name="ce1">
            <text:p>450</text:p>
          </table:table-cell>
          <table:table-cell office:value-type="float" office:value="284" table:style-name="ce1">
            <text:p>284</text:p>
          </table:table-cell>
          <table:table-cell office:value-type="float" office:value="35" table:style-name="ce1">
            <text:p>35</text:p>
          </table:table-cell>
          <table:table-cell office:value-type="float" office:value="450" table:style-name="ce1">
            <text:p>450</text:p>
          </table:table-cell>
          <table:table-cell office:value-type="float" office:value="463.672238640415" table:style-name="ce1">
            <text:p>463,6722386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AMETA'</text:p>
          </table:table-cell>
          <table:table-cell office:value-type="float" office:value="32.997500000000002" table:style-name="ce2">
            <text:p>32,998</text:p>
          </table:table-cell>
          <table:table-cell office:value-type="float" office:value="-10.148332999999999" table:style-name="ce2">
            <text:p>-10,148</text:p>
          </table:table-cell>
          <table:table-cell office:value-type="float" office:value="37000" table:style-name="ce1">
            <text:p>37000</text:p>
          </table:table-cell>
          <table:table-cell office:value-type="string" table:style-name="ce1">
            <text:p>'AMETA'</text:p>
          </table:table-cell>
          <table:table-cell office:value-type="float" office:value="110" table:style-name="ce1">
            <text:p>110</text:p>
          </table:table-cell>
          <table:table-cell office:value-type="float" office:value="218" table:style-name="ce1">
            <text:p>218</text:p>
          </table:table-cell>
          <table:table-cell office:value-type="float" office:value="601" table:formula="msoxl:=SUM($F$3:F18)" table:style-name="ce1">
            <text:p>601</text:p>
          </table:table-cell>
          <table:table-cell office:value-type="float" office:value="1.507081593309588" table:formula="msoxl:=I17+J18" table:style-name="ce2">
            <text:p>1,507</text:p>
          </table:table-cell>
          <table:table-cell office:value-type="float" office:value="0.23782714275635641" table:formula="msoxl:=F18/O18" table:style-name="ce2">
            <text:p>0,238</text:p>
          </table:table-cell>
          <table:table-cell office:value-type="float" office:value="450" table:style-name="ce1">
            <text:p>450</text:p>
          </table:table-cell>
          <table:table-cell office:value-type="float" office:value="285" table:style-name="ce1">
            <text:p>285</text:p>
          </table:table-cell>
          <table:table-cell office:value-type="float" office:value="35" table:style-name="ce1">
            <text:p>35</text:p>
          </table:table-cell>
          <table:table-cell office:value-type="float" office:value="450" table:style-name="ce1">
            <text:p>450</text:p>
          </table:table-cell>
          <table:table-cell office:value-type="float" office:value="462.52079861502699" table:style-name="ce1">
            <text:p>462,5207986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TOVRA'</text:p>
          </table:table-cell>
          <table:table-cell office:value-type="float" office:value="31.753889000000001" table:style-name="ce2">
            <text:p>31,754</text:p>
          </table:table-cell>
          <table:table-cell office:value-type="float" office:value="-11.2775" table:style-name="ce2">
            <text:p>-11,278</text:p>
          </table:table-cell>
          <table:table-cell office:value-type="float" office:value="37000" table:style-name="ce1">
            <text:p>37000</text:p>
          </table:table-cell>
          <table:table-cell office:value-type="string" table:style-name="ce1">
            <text:p>'TOVRA'</text:p>
          </table:table-cell>
          <table:table-cell office:value-type="float" office:value="94" table:style-name="ce1">
            <text:p>94</text:p>
          </table:table-cell>
          <table:table-cell office:value-type="float" office:value="217" table:style-name="ce1">
            <text:p>217</text:p>
          </table:table-cell>
          <table:table-cell office:value-type="float" office:value="695" table:formula="msoxl:=SUM($F$3:F19)" table:style-name="ce1">
            <text:p>695</text:p>
          </table:table-cell>
          <table:table-cell office:value-type="float" office:value="1.7109687357013252" table:formula="msoxl:=I18+J19" table:style-name="ce2">
            <text:p>1,711</text:p>
          </table:table-cell>
          <table:table-cell office:value-type="float" office:value="0.2038871423917373" table:formula="msoxl:=F19/O19" table:style-name="ce2">
            <text:p>0,204</text:p>
          </table:table-cell>
          <table:table-cell office:value-type="float" office:value="450" table:style-name="ce1">
            <text:p>450</text:p>
          </table:table-cell>
          <table:table-cell office:value-type="float" office:value="287" table:style-name="ce1">
            <text:p>287</text:p>
          </table:table-cell>
          <table:table-cell office:value-type="float" office:value="36" table:style-name="ce1">
            <text:p>36</text:p>
          </table:table-cell>
          <table:table-cell office:value-type="float" office:value="450" table:style-name="ce1">
            <text:p>450</text:p>
          </table:table-cell>
          <table:table-cell office:value-type="float" office:value="461.039371572503" table:style-name="ce1">
            <text:p>461,0393716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VEDOD'</text:p>
          </table:table-cell>
          <table:table-cell office:value-type="float" office:value="30.505832999999999" table:style-name="ce2">
            <text:p>30,506</text:p>
          </table:table-cell>
          <table:table-cell office:value-type="float" office:value="-12.373333000000001" table:style-name="ce2">
            <text:p>-12,373</text:p>
          </table:table-cell>
          <table:table-cell office:value-type="float" office:value="37000" table:style-name="ce1">
            <text:p>37000</text:p>
          </table:table-cell>
          <table:table-cell office:value-type="string" table:style-name="ce1">
            <text:p>'VEDOD'</text:p>
          </table:table-cell>
          <table:table-cell office:value-type="float" office:value="94" table:style-name="ce1">
            <text:p>94</text:p>
          </table:table-cell>
          <table:table-cell office:value-type="float" office:value="217" table:style-name="ce1">
            <text:p>217</text:p>
          </table:table-cell>
          <table:table-cell office:value-type="float" office:value="789" table:formula="msoxl:=SUM($F$3:F20)" table:style-name="ce1">
            <text:p>789</text:p>
          </table:table-cell>
          <table:table-cell office:value-type="float" office:value="1.9159446895936201" table:formula="msoxl:=I19+J20" table:style-name="ce2">
            <text:p>1,916</text:p>
          </table:table-cell>
          <table:table-cell office:value-type="float" office:value="0.20497595389229495" table:formula="msoxl:=F20/O20" table:style-name="ce2">
            <text:p>0,205</text:p>
          </table:table-cell>
          <table:table-cell office:value-type="float" office:value="450" table:style-name="ce1">
            <text:p>450</text:p>
          </table:table-cell>
          <table:table-cell office:value-type="float" office:value="291" table:style-name="ce1">
            <text:p>291</text:p>
          </table:table-cell>
          <table:table-cell office:value-type="float" office:value="36" table:style-name="ce1">
            <text:p>36</text:p>
          </table:table-cell>
          <table:table-cell office:value-type="float" office:value="450" table:style-name="ce1">
            <text:p>450</text:p>
          </table:table-cell>
          <table:table-cell office:value-type="float" office:value="458.59037713951801" table:style-name="ce1">
            <text:p>458,5903771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TERTO'</text:p>
          </table:table-cell>
          <table:table-cell office:value-type="float" office:value="30.104167" table:style-name="ce2">
            <text:p>30,104</text:p>
          </table:table-cell>
          <table:table-cell office:value-type="float" office:value="-12.717222" table:style-name="ce2">
            <text:p>-12,717</text:p>
          </table:table-cell>
          <table:table-cell office:value-type="float" office:value="37000" table:style-name="ce1">
            <text:p>37000</text:p>
          </table:table-cell>
          <table:table-cell office:value-type="string" table:style-name="ce1">
            <text:p>'TERTO'</text:p>
          </table:table-cell>
          <table:table-cell office:value-type="float" office:value="30" table:style-name="ce1">
            <text:p>30</text:p>
          </table:table-cell>
          <table:table-cell office:value-type="float" office:value="216" table:style-name="ce1">
            <text:p>216</text:p>
          </table:table-cell>
          <table:table-cell office:value-type="float" office:value="819" table:formula="msoxl:=SUM($F$3:F21)" table:style-name="ce1">
            <text:p>819</text:p>
          </table:table-cell>
          <table:table-cell office:value-type="float" office:value="1.9818428202213467" table:formula="msoxl:=I20+J21" table:style-name="ce2">
            <text:p>1,982</text:p>
          </table:table-cell>
          <table:table-cell office:value-type="float" office:value="6.5898130627726592E-2" table:formula="msoxl:=F21/O21" table:style-name="ce2">
            <text:p>0,066</text:p>
          </table:table-cell>
          <table:table-cell office:value-type="float" office:value="450" table:style-name="ce1">
            <text:p>450</text:p>
          </table:table-cell>
          <table:table-cell office:value-type="float" office:value="295" table:style-name="ce1">
            <text:p>295</text:p>
          </table:table-cell>
          <table:table-cell office:value-type="float" office:value="34" table:style-name="ce1">
            <text:p>34</text:p>
          </table:table-cell>
          <table:table-cell office:value-type="float" office:value="450" table:style-name="ce1">
            <text:p>450</text:p>
          </table:table-cell>
          <table:table-cell office:value-type="float" office:value="455.24811878923799" table:style-name="ce1">
            <text:p>455,2481188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LZR'</text:p>
          </table:table-cell>
          <table:table-cell office:value-type="float" office:value="29.166" table:style-name="ce2">
            <text:p>29,166</text:p>
          </table:table-cell>
          <table:table-cell office:value-type="float" office:value="-13.510721999999999" table:style-name="ce2">
            <text:p>-13,511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'LANZAROTE'</text:p>
          </table:table-cell>
          <table:table-cell office:value-type="float" office:value="70" table:style-name="ce1">
            <text:p>70</text:p>
          </table:table-cell>
          <table:table-cell office:value-type="float" office:value="216" table:style-name="ce1">
            <text:p>216</text:p>
          </table:table-cell>
          <table:table-cell office:value-type="float" office:value="889" table:formula="msoxl:=SUM($F$3:F22)" table:style-name="ce1">
            <text:p>889</text:p>
          </table:table-cell>
          <table:table-cell office:value-type="float" office:value="2.1356151497978066" table:formula="msoxl:=I21+J22" table:style-name="ce2">
            <text:p>2,136</text:p>
          </table:table-cell>
          <table:table-cell office:value-type="float" office:value="0.15377232957646003" table:formula="msoxl:=F22/O22" table:style-name="ce2">
            <text:p>0,154</text:p>
          </table:table-cell>
          <table:table-cell office:value-type="float" office:value="450" table:style-name="ce1">
            <text:p>450</text:p>
          </table:table-cell>
          <table:table-cell office:value-type="float" office:value="296" table:style-name="ce1">
            <text:p>296</text:p>
          </table:table-cell>
          <table:table-cell office:value-type="float" office:value="40" table:style-name="ce1">
            <text:p>40</text:p>
          </table:table-cell>
          <table:table-cell office:value-type="float" office:value="450" table:style-name="ce1">
            <text:p>450</text:p>
          </table:table-cell>
          <table:table-cell office:value-type="float" office:value="455.21844009779397" table:style-name="ce1">
            <text:p>455,2184401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GDV'</text:p>
          </table:table-cell>
          <table:table-cell office:value-type="float" office:value="28.077082999999998" table:style-name="ce2">
            <text:p>28,077</text:p>
          </table:table-cell>
          <table:table-cell office:value-type="float" office:value="-15.429" table:style-name="ce2">
            <text:p>-15,429</text:p>
          </table:table-cell>
          <table:table-cell office:value-type="float" office:value="37000" table:style-name="ce1">
            <text:p>37000</text:p>
          </table:table-cell>
          <table:table-cell office:value-type="string" table:style-name="ce1">
            <text:p>'GRAN CANARIA'</text:p>
          </table:table-cell>
          <table:table-cell office:value-type="float" office:value="120" table:style-name="ce1">
            <text:p>120</text:p>
          </table:table-cell>
          <table:table-cell office:value-type="float" office:value="237" table:style-name="ce1">
            <text:p>237</text:p>
          </table:table-cell>
          <table:table-cell office:value-type="float" office:value="1009" table:formula="msoxl:=SUM($F$3:F23)" table:style-name="ce1">
            <text:p>1009</text:p>
          </table:table-cell>
          <table:table-cell office:value-type="float" office:value="2.3905900158452846" table:formula="msoxl:=I22+J23" table:style-name="ce2">
            <text:p>2,391</text:p>
          </table:table-cell>
          <table:table-cell office:value-type="float" office:value="0.25497486604747788" table:formula="msoxl:=F23/O23" table:style-name="ce2">
            <text:p>0,255</text:p>
          </table:table-cell>
          <table:table-cell office:value-type="float" office:value="450" table:style-name="ce1">
            <text:p>450</text:p>
          </table:table-cell>
          <table:table-cell office:value-type="float" office:value="296" table:style-name="ce1">
            <text:p>296</text:p>
          </table:table-cell>
          <table:table-cell office:value-type="float" office:value="43" table:style-name="ce1">
            <text:p>43</text:p>
          </table:table-cell>
          <table:table-cell office:value-type="float" office:value="450" table:style-name="ce1">
            <text:p>450</text:p>
          </table:table-cell>
          <table:table-cell office:value-type="float" office:value="470.63462316970202" table:style-name="ce1">
            <text:p>470,6346232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LOMAS'</text:p>
          </table:table-cell>
          <table:table-cell office:value-type="float" office:value="27.720444000000001" table:style-name="ce2">
            <text:p>27,720</text:p>
          </table:table-cell>
          <table:table-cell office:value-type="float" office:value="-15.691056" table:style-name="ce2">
            <text:p>-15,691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'LOMAS'</text:p>
          </table:table-cell>
          <table:table-cell office:value-type="float" office:value="26" table:style-name="ce1">
            <text:p>26</text:p>
          </table:table-cell>
          <table:table-cell office:value-type="float" office:value="213" table:style-name="ce1">
            <text:p>213</text:p>
          </table:table-cell>
          <table:table-cell office:value-type="float" office:value="1035" table:formula="msoxl:=SUM($F$3:F24)" table:style-name="ce1">
            <text:p>1035</text:p>
          </table:table-cell>
          <table:table-cell office:value-type="float" office:value="2.447947989369688" table:formula="msoxl:=I23+J24" table:style-name="ce2">
            <text:p>2,448</text:p>
          </table:table-cell>
          <table:table-cell office:value-type="float" office:value="5.7357973524403597E-2" table:formula="msoxl:=F24/O24" table:style-name="ce2">
            <text:p>0,057</text:p>
          </table:table-cell>
          <table:table-cell office:value-type="float" office:value="450" table:style-name="ce1">
            <text:p>450</text:p>
          </table:table-cell>
          <table:table-cell office:value-type="float" office:value="296" table:style-name="ce1">
            <text:p>296</text:p>
          </table:table-cell>
          <table:table-cell office:value-type="float" office:value="64" table:style-name="ce1">
            <text:p>64</text:p>
          </table:table-cell>
          <table:table-cell office:value-type="float" office:value="450" table:style-name="ce1">
            <text:p>450</text:p>
          </table:table-cell>
          <table:table-cell office:value-type="float" office:value="453.293559768774" table:style-name="ce1">
            <text:p>453,2935598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ODEGI'</text:p>
          </table:table-cell>
          <table:table-cell office:value-type="float" office:value="26.894583000000001" table:style-name="ce2">
            <text:p>26,895</text:p>
          </table:table-cell>
          <table:table-cell office:value-type="float" office:value="-16.290111" table:style-name="ce2">
            <text:p>-16,290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'ODEGI'</text:p>
          </table:table-cell>
          <table:table-cell office:value-type="float" office:value="59" table:style-name="ce1">
            <text:p>59</text:p>
          </table:table-cell>
          <table:table-cell office:value-type="float" office:value="212" table:style-name="ce1">
            <text:p>212</text:p>
          </table:table-cell>
          <table:table-cell office:value-type="float" office:value="1094" table:formula="msoxl:=SUM($F$3:F25)" table:style-name="ce1">
            <text:p>1094</text:p>
          </table:table-cell>
          <table:table-cell office:value-type="float" office:value="2.579106298360307" table:formula="msoxl:=I24+J25" table:style-name="ce2">
            <text:p>2,579</text:p>
          </table:table-cell>
          <table:table-cell office:value-type="float" office:value="0.13115830899061881" table:formula="msoxl:=F25/O25" table:style-name="ce2">
            <text:p>0,131</text:p>
          </table:table-cell>
          <table:table-cell office:value-type="float" office:value="450" table:style-name="ce1">
            <text:p>450</text:p>
          </table:table-cell>
          <table:table-cell office:value-type="float" office:value="298" table:style-name="ce1">
            <text:p>298</text:p>
          </table:table-cell>
          <table:table-cell office:value-type="float" office:value="65" table:style-name="ce1">
            <text:p>65</text:p>
          </table:table-cell>
          <table:table-cell office:value-type="float" office:value="450" table:style-name="ce1">
            <text:p>450</text:p>
          </table:table-cell>
          <table:table-cell office:value-type="float" office:value="449.83806557173602" table:style-name="ce1">
            <text:p>449,8380656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UDATI'</text:p>
          </table:table-cell>
          <table:table-cell office:value-type="float" office:value="26.197778" table:style-name="ce2">
            <text:p>26,198</text:p>
          </table:table-cell>
          <table:table-cell office:value-type="float" office:value="-16.786389" table:style-name="ce2">
            <text:p>-16,786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'UDATI'</text:p>
          </table:table-cell>
          <table:table-cell office:value-type="float" office:value="50" table:style-name="ce1">
            <text:p>50</text:p>
          </table:table-cell>
          <table:table-cell office:value-type="float" office:value="212" table:style-name="ce1">
            <text:p>212</text:p>
          </table:table-cell>
          <table:table-cell office:value-type="float" office:value="1144" table:formula="msoxl:=SUM($F$3:F26)" table:style-name="ce1">
            <text:p>1144</text:p>
          </table:table-cell>
          <table:table-cell office:value-type="float" office:value="2.6903375403866812" table:formula="msoxl:=I25+J26" table:style-name="ce2">
            <text:p>2,690</text:p>
          </table:table-cell>
          <table:table-cell office:value-type="float" office:value="0.11123124202637405" table:formula="msoxl:=F26/O26" table:style-name="ce2">
            <text:p>0,111</text:p>
          </table:table-cell>
          <table:table-cell office:value-type="float" office:value="450" table:style-name="ce1">
            <text:p>450</text:p>
          </table:table-cell>
          <table:table-cell office:value-type="float" office:value="299" table:style-name="ce1">
            <text:p>299</text:p>
          </table:table-cell>
          <table:table-cell office:value-type="float" office:value="55" table:style-name="ce1">
            <text:p>55</text:p>
          </table:table-cell>
          <table:table-cell office:value-type="float" office:value="450" table:style-name="ce1">
            <text:p>450</text:p>
          </table:table-cell>
          <table:table-cell office:value-type="float" office:value="449.51399525094303" table:style-name="ce1">
            <text:p>449,5139953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LIMAL'</text:p>
          </table:table-cell>
          <table:table-cell office:value-type="float" office:value="25" table:style-name="ce2">
            <text:p>25,000</text:p>
          </table:table-cell>
          <table:table-cell office:value-type="float" office:value="-17.625582999999999" table:style-name="ce2">
            <text:p>-17,626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'LIMAL'</text:p>
          </table:table-cell>
          <table:table-cell office:value-type="float" office:value="85" table:style-name="ce1">
            <text:p>85</text:p>
          </table:table-cell>
          <table:table-cell office:value-type="float" office:value="212" table:style-name="ce1">
            <text:p>212</text:p>
          </table:table-cell>
          <table:table-cell office:value-type="float" office:value="1229" table:formula="msoxl:=SUM($F$3:F27)" table:style-name="ce1">
            <text:p>1229</text:p>
          </table:table-cell>
          <table:table-cell office:value-type="float" office:value="2.8788002353520334" table:formula="msoxl:=I26+J27" table:style-name="ce2">
            <text:p>2,879</text:p>
          </table:table-cell>
          <table:table-cell office:value-type="float" office:value="0.1884626949653522" table:formula="msoxl:=F27/O27" table:style-name="ce2">
            <text:p>0,188</text:p>
          </table:table-cell>
          <table:table-cell office:value-type="float" office:value="450" table:style-name="ce1">
            <text:p>450</text:p>
          </table:table-cell>
          <table:table-cell office:value-type="float" office:value="298" table:style-name="ce1">
            <text:p>298</text:p>
          </table:table-cell>
          <table:table-cell office:value-type="float" office:value="40" table:style-name="ce1">
            <text:p>40</text:p>
          </table:table-cell>
          <table:table-cell office:value-type="float" office:value="450" table:style-name="ce1">
            <text:p>450</text:p>
          </table:table-cell>
          <table:table-cell office:value-type="float" office:value="451.017640470581" table:style-name="ce1">
            <text:p>451,0176405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ISOKA'</text:p>
          </table:table-cell>
          <table:table-cell office:value-type="float" office:value="22.081361000000001" table:style-name="ce2">
            <text:p>22,081</text:p>
          </table:table-cell>
          <table:table-cell office:value-type="float" office:value="-19.590028" table:style-name="ce2">
            <text:p>-19,590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'ISOKA'</text:p>
          </table:table-cell>
          <table:table-cell office:value-type="float" office:value="206" table:style-name="ce1">
            <text:p>206</text:p>
          </table:table-cell>
          <table:table-cell office:value-type="float" office:value="212" table:style-name="ce1">
            <text:p>212</text:p>
          </table:table-cell>
          <table:table-cell office:value-type="float" office:value="1435" table:formula="msoxl:=SUM($F$3:F28)" table:style-name="ce1">
            <text:p>1435</text:p>
          </table:table-cell>
          <table:table-cell office:value-type="float" office:value="3.3345784417410438" table:formula="msoxl:=I27+J28" table:style-name="ce2">
            <text:p>3,335</text:p>
          </table:table-cell>
          <table:table-cell office:value-type="float" office:value="0.45577820638901051" table:formula="msoxl:=F28/O28" table:style-name="ce2">
            <text:p>0,456</text:p>
          </table:table-cell>
          <table:table-cell office:value-type="float" office:value="450" table:style-name="ce1">
            <text:p>450</text:p>
          </table:table-cell>
          <table:table-cell office:value-type="float" office:value="296" table:style-name="ce1">
            <text:p>296</text:p>
          </table:table-cell>
          <table:table-cell office:value-type="float" office:value="26" table:style-name="ce1">
            <text:p>26</text:p>
          </table:table-cell>
          <table:table-cell office:value-type="float" office:value="450" table:style-name="ce1">
            <text:p>450</text:p>
          </table:table-cell>
          <table:table-cell office:value-type="float" office:value="451.97422147950903" table:style-name="ce1">
            <text:p>451,9742215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IPERA'</text:p>
          </table:table-cell>
          <table:table-cell office:value-type="float" office:value="20.364999999999998" table:style-name="ce2">
            <text:p>20,365</text:p>
          </table:table-cell>
          <table:table-cell office:value-type="float" office:value="-20.7" table:style-name="ce2">
            <text:p>-20,700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'IPERA'</text:p>
          </table:table-cell>
          <table:table-cell office:value-type="float" office:value="120" table:style-name="ce1">
            <text:p>120</text:p>
          </table:table-cell>
          <table:table-cell office:value-type="float" office:value="211" table:style-name="ce1">
            <text:p>211</text:p>
          </table:table-cell>
          <table:table-cell office:value-type="float" office:value="1555" table:formula="msoxl:=SUM($F$3:F29)" table:style-name="ce1">
            <text:p>1555</text:p>
          </table:table-cell>
          <table:table-cell office:value-type="float" office:value="3.5999721754186771" table:formula="msoxl:=I28+J29" table:style-name="ce2">
            <text:p>3,600</text:p>
          </table:table-cell>
          <table:table-cell office:value-type="float" office:value="0.26539373367763353" table:formula="msoxl:=F29/O29" table:style-name="ce2">
            <text:p>0,265</text:p>
          </table:table-cell>
          <table:table-cell office:value-type="float" office:value="450" table:style-name="ce1">
            <text:p>450</text:p>
          </table:table-cell>
          <table:table-cell office:value-type="float" office:value="289" table:style-name="ce1">
            <text:p>289</text:p>
          </table:table-cell>
          <table:table-cell office:value-type="float" office:value="11" table:style-name="ce1">
            <text:p>11</text:p>
          </table:table-cell>
          <table:table-cell office:value-type="float" office:value="450" table:style-name="ce1">
            <text:p>450</text:p>
          </table:table-cell>
          <table:table-cell office:value-type="float" office:value="452.15837743087297" table:style-name="ce1">
            <text:p>452,1583774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CVS'</text:p>
          </table:table-cell>
          <table:table-cell office:value-type="float" office:value="16.736671999999999" table:style-name="ce2">
            <text:p>16,737</text:p>
          </table:table-cell>
          <table:table-cell office:value-type="float" office:value="-22.950849999999999" table:style-name="ce2">
            <text:p>-22,951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'SAL'</text:p>
          </table:table-cell>
          <table:table-cell office:value-type="float" office:value="253" table:style-name="ce1">
            <text:p>253</text:p>
          </table:table-cell>
          <table:table-cell office:value-type="float" office:value="210" table:style-name="ce1">
            <text:p>210</text:p>
          </table:table-cell>
          <table:table-cell office:value-type="float" office:value="1808" table:formula="msoxl:=SUM($F$3:F30)" table:style-name="ce1">
            <text:p>1808</text:p>
          </table:table-cell>
          <table:table-cell office:value-type="float" office:value="4.1656991803827044" table:formula="msoxl:=I29+J30" table:style-name="ce2">
            <text:p>4,166</text:p>
          </table:table-cell>
          <table:table-cell office:value-type="float" office:value="0.56572700496402695" table:formula="msoxl:=F30/O30" table:style-name="ce2">
            <text:p>0,566</text:p>
          </table:table-cell>
          <table:table-cell office:value-type="float" office:value="450" table:style-name="ce1">
            <text:p>450</text:p>
          </table:table-cell>
          <table:table-cell office:value-type="float" office:value="76" table:style-name="ce1">
            <text:p>76</text:p>
          </table:table-cell>
          <table:table-cell office:value-type="float" office:value="4" table:style-name="ce1">
            <text:p>4</text:p>
          </table:table-cell>
          <table:table-cell office:value-type="float" office:value="450" table:style-name="ce1">
            <text:p>450</text:p>
          </table:table-cell>
          <table:table-cell office:value-type="float" office:value="447.212167317499" table:style-name="ce1">
            <text:p>447,2121673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POMAT'</text:p>
          </table:table-cell>
          <table:table-cell office:value-type="float" office:value="13.876666999999999" table:style-name="ce2">
            <text:p>13,877</text:p>
          </table:table-cell>
          <table:table-cell office:value-type="float" office:value="-24.596667" table:style-name="ce2">
            <text:p>-24,597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'POMAT'</text:p>
          </table:table-cell>
          <table:table-cell office:value-type="float" office:value="196" table:style-name="ce1">
            <text:p>196</text:p>
          </table:table-cell>
          <table:table-cell office:value-type="float" office:value="209" table:style-name="ce1">
            <text:p>209</text:p>
          </table:table-cell>
          <table:table-cell office:value-type="float" office:value="2004" table:formula="msoxl:=SUM($F$3:F31)" table:style-name="ce1">
            <text:p>2004</text:p>
          </table:table-cell>
          <table:table-cell office:value-type="float" office:value="4.6073736724392163" table:formula="msoxl:=I30+J31" table:style-name="ce2">
            <text:p>4,607</text:p>
          </table:table-cell>
          <table:table-cell office:value-type="float" office:value="0.44167449205651182" table:formula="msoxl:=F31/O31" table:style-name="ce2">
            <text:p>0,442</text:p>
          </table:table-cell>
          <table:table-cell office:value-type="float" office:value="450" table:style-name="ce1">
            <text:p>450</text:p>
          </table:table-cell>
          <table:table-cell office:value-type="float" office:value="101" table:style-name="ce1">
            <text:p>101</text:p>
          </table:table-cell>
          <table:table-cell office:value-type="float" office:value="19" table:style-name="ce1">
            <text:p>19</text:p>
          </table:table-cell>
          <table:table-cell office:value-type="float" office:value="450" table:style-name="ce1">
            <text:p>450</text:p>
          </table:table-cell>
          <table:table-cell office:value-type="float" office:value="443.76572232503298" table:style-name="ce1">
            <text:p>443,7657223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SAGMA'</text:p>
          </table:table-cell>
          <table:table-cell office:value-type="float" office:value="8.9416670000000007" table:style-name="ce2">
            <text:p>8,942</text:p>
          </table:table-cell>
          <table:table-cell office:value-type="float" office:value="-27.335000000000001" table:style-name="ce2">
            <text:p>-27,335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'SAGMA'</text:p>
          </table:table-cell>
          <table:table-cell office:value-type="float" office:value="337" table:style-name="ce1">
            <text:p>337</text:p>
          </table:table-cell>
          <table:table-cell office:value-type="float" office:value="208" table:style-name="ce1">
            <text:p>208</text:p>
          </table:table-cell>
          <table:table-cell office:value-type="float" office:value="2341" table:formula="msoxl:=SUM($F$3:F32)" table:style-name="ce1">
            <text:p>2341</text:p>
          </table:table-cell>
          <table:table-cell office:value-type="float" office:value="5.3612648576344686" table:formula="msoxl:=I31+J32" table:style-name="ce2">
            <text:p>5,361</text:p>
          </table:table-cell>
          <table:table-cell office:value-type="float" office:value="0.75389118519525256" table:formula="msoxl:=F32/O32" table:style-name="ce2">
            <text:p>0,754</text:p>
          </table:table-cell>
          <table:table-cell office:value-type="float" office:value="450" table:style-name="ce1">
            <text:p>450</text:p>
          </table:table-cell>
          <table:table-cell office:value-type="float" office:value="112" table:style-name="ce1">
            <text:p>112</text:p>
          </table:table-cell>
          <table:table-cell office:value-type="float" office:value="23" table:style-name="ce1">
            <text:p>23</text:p>
          </table:table-cell>
          <table:table-cell office:value-type="float" office:value="450" table:style-name="ce1">
            <text:p>450</text:p>
          </table:table-cell>
          <table:table-cell office:value-type="float" office:value="447.01411373143901" table:style-name="ce1">
            <text:p>447,0141137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06N030W'</text:p>
          </table:table-cell>
          <table:table-cell office:value-type="float" office:value="6" table:style-name="ce2">
            <text:p>6,000</text:p>
          </table:table-cell>
          <table:table-cell office:value-type="float" office:value="-30" table:style-name="ce2">
            <text:p>-30,000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'06N030W'</text:p>
          </table:table-cell>
          <table:table-cell office:value-type="float" office:value="237" table:style-name="ce1">
            <text:p>237</text:p>
          </table:table-cell>
          <table:table-cell office:value-type="float" office:value="222" table:style-name="ce1">
            <text:p>222</text:p>
          </table:table-cell>
          <table:table-cell office:value-type="float" office:value="2578" table:formula="msoxl:=SUM($F$3:F33)" table:style-name="ce1">
            <text:p>2578</text:p>
          </table:table-cell>
          <table:table-cell office:value-type="float" office:value="5.8995782969033774" table:formula="msoxl:=I32+J33" table:style-name="ce2">
            <text:p>5,900</text:p>
          </table:table-cell>
          <table:table-cell office:value-type="float" office:value="0.53831343926890884" table:formula="msoxl:=F33/O33" table:style-name="ce2">
            <text:p>0,538</text:p>
          </table:table-cell>
          <table:table-cell office:value-type="float" office:value="450" table:style-name="ce1">
            <text:p>450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50" table:style-name="ce1">
            <text:p>450</text:p>
          </table:table-cell>
          <table:table-cell office:value-type="float" office:value="440.263947936862" table:style-name="ce1">
            <text:p>440,2639479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CRUDE'</text:p>
          </table:table-cell>
          <table:table-cell office:value-type="float" office:value="1.7375" table:style-name="ce2">
            <text:p>1,738</text:p>
          </table:table-cell>
          <table:table-cell office:value-type="float" office:value="-33.549666999999999" table:style-name="ce2">
            <text:p>-33,550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'CRUDE'</text:p>
          </table:table-cell>
          <table:table-cell office:value-type="float" office:value="333" table:style-name="ce1">
            <text:p>333</text:p>
          </table:table-cell>
          <table:table-cell office:value-type="float" office:value="219" table:style-name="ce1">
            <text:p>219</text:p>
          </table:table-cell>
          <table:table-cell office:value-type="float" office:value="2911" table:formula="msoxl:=SUM($F$3:F34)" table:style-name="ce1">
            <text:p>2911</text:p>
          </table:table-cell>
          <table:table-cell office:value-type="float" office:value="6.6349664451591996" table:formula="msoxl:=I33+J34" table:style-name="ce2">
            <text:p>6,635</text:p>
          </table:table-cell>
          <table:table-cell office:value-type="float" office:value="0.7353881482558221" table:formula="msoxl:=F34/O34" table:style-name="ce2">
            <text:p>0,735</text:p>
          </table:table-cell>
          <table:table-cell office:value-type="float" office:value="450" table:style-name="ce1">
            <text:p>450</text:p>
          </table:table-cell>
          <table:table-cell office:value-type="float" office:value="146" table:style-name="ce1">
            <text:p>146</text:p>
          </table:table-cell>
          <table:table-cell office:value-type="float" office:value="10" table:style-name="ce1">
            <text:p>10</text:p>
          </table:table-cell>
          <table:table-cell office:value-type="float" office:value="450" table:style-name="ce1">
            <text:p>450</text:p>
          </table:table-cell>
          <table:table-cell office:value-type="float" office:value="452.82209237366999" table:style-name="ce1">
            <text:p>452,8220924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06S040W'</text:p>
          </table:table-cell>
          <table:table-cell office:value-type="float" office:value="-6" table:style-name="ce2">
            <text:p>-6,000</text:p>
          </table:table-cell>
          <table:table-cell office:value-type="float" office:value="-40" table:style-name="ce2">
            <text:p>-40,000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'06S040W'</text:p>
          </table:table-cell>
          <table:table-cell office:value-type="float" office:value="604" table:style-name="ce1">
            <text:p>604</text:p>
          </table:table-cell>
          <table:table-cell office:value-type="float" office:value="219" table:style-name="ce1">
            <text:p>219</text:p>
          </table:table-cell>
          <table:table-cell office:value-type="float" office:value="3515" table:formula="msoxl:=SUM($F$3:F35)" table:style-name="ce1">
            <text:p>3515</text:p>
          </table:table-cell>
          <table:table-cell office:value-type="float" office:value="7.9393315522672765" table:formula="msoxl:=I34+J35" table:style-name="ce2">
            <text:p>7,939</text:p>
          </table:table-cell>
          <table:table-cell office:value-type="float" office:value="1.3043651071080766" table:formula="msoxl:=F35/O35" table:style-name="ce2">
            <text:p>1,304</text:p>
          </table:table-cell>
          <table:table-cell office:value-type="float" office:value="450" table:style-name="ce1">
            <text:p>450</text:p>
          </table:table-cell>
          <table:table-cell office:value-type="float" office:value="248" table:style-name="ce1">
            <text:p>248</text:p>
          </table:table-cell>
          <table:table-cell office:value-type="float" office:value="15" table:style-name="ce1">
            <text:p>15</text:p>
          </table:table-cell>
          <table:table-cell office:value-type="float" office:value="450" table:style-name="ce1">
            <text:p>450</text:p>
          </table:table-cell>
          <table:table-cell office:value-type="float" office:value="463.060531678232" table:style-name="ce1">
            <text:p>463,0605317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OPLUK'</text:p>
          </table:table-cell>
          <table:table-cell office:value-type="float" office:value="-10.592167" table:style-name="ce2">
            <text:p>-10,592</text:p>
          </table:table-cell>
          <table:table-cell office:value-type="float" office:value="-44.152500000000003" table:style-name="ce2">
            <text:p>-44,153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'OPLUK'</text:p>
          </table:table-cell>
          <table:table-cell office:value-type="float" office:value="370" table:style-name="ce1">
            <text:p>370</text:p>
          </table:table-cell>
          <table:table-cell office:value-type="float" office:value="221" table:style-name="ce1">
            <text:p>221</text:p>
          </table:table-cell>
          <table:table-cell office:value-type="float" office:value="3885" table:formula="msoxl:=SUM($F$3:F36)" table:style-name="ce1">
            <text:p>3885</text:p>
          </table:table-cell>
          <table:table-cell office:value-type="float" office:value="8.7230106758922403" table:formula="msoxl:=I35+J36" table:style-name="ce2">
            <text:p>8,723</text:p>
          </table:table-cell>
          <table:table-cell office:value-type="float" office:value="0.78367912362496417" table:formula="msoxl:=F36/O36" table:style-name="ce2">
            <text:p>0,784</text:p>
          </table:table-cell>
          <table:table-cell office:value-type="float" office:value="450" table:style-name="ce1">
            <text:p>450</text:p>
          </table:table-cell>
          <table:table-cell office:value-type="float" office:value="248" table:style-name="ce1">
            <text:p>248</text:p>
          </table:table-cell>
          <table:table-cell office:value-type="float" office:value="25" table:style-name="ce1">
            <text:p>25</text:p>
          </table:table-cell>
          <table:table-cell office:value-type="float" office:value="450" table:style-name="ce1">
            <text:p>450</text:p>
          </table:table-cell>
          <table:table-cell office:value-type="float" office:value="472.13201021425499" table:style-name="ce1">
            <text:p>472,1320102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NECTO'</text:p>
          </table:table-cell>
          <table:table-cell office:value-type="float" office:value="-13.321833" table:style-name="ce2">
            <text:p>-13,322</text:p>
          </table:table-cell>
          <table:table-cell office:value-type="float" office:value="-45.608333000000002" table:style-name="ce2">
            <text:p>-45,608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'NECTO'</text:p>
          </table:table-cell>
          <table:table-cell office:value-type="float" office:value="185" table:style-name="ce1">
            <text:p>185</text:p>
          </table:table-cell>
          <table:table-cell office:value-type="float" office:value="207" table:style-name="ce1">
            <text:p>207</text:p>
          </table:table-cell>
          <table:table-cell office:value-type="float" office:value="4070" table:formula="msoxl:=SUM($F$3:F37)" table:style-name="ce1">
            <text:p>4070</text:p>
          </table:table-cell>
          <table:table-cell office:value-type="float" office:value="9.1226774660177519" table:formula="msoxl:=I36+J37" table:style-name="ce2">
            <text:p>9,123</text:p>
          </table:table-cell>
          <table:table-cell office:value-type="float" office:value="0.3996667901255111" table:formula="msoxl:=F37/O37" table:style-name="ce2">
            <text:p>0,400</text:p>
          </table:table-cell>
          <table:table-cell office:value-type="float" office:value="450" table:style-name="ce1">
            <text:p>450</text:p>
          </table:table-cell>
          <table:table-cell office:value-type="float" office:value="269" table:style-name="ce1">
            <text:p>269</text:p>
          </table:table-cell>
          <table:table-cell office:value-type="float" office:value="29" table:style-name="ce1">
            <text:p>29</text:p>
          </table:table-cell>
          <table:table-cell office:value-type="float" office:value="450" table:style-name="ce1">
            <text:p>450</text:p>
          </table:table-cell>
          <table:table-cell office:value-type="float" office:value="462.885595127638" table:style-name="ce1">
            <text:p>462,8855951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KORAN'</text:p>
          </table:table-cell>
          <table:table-cell office:value-type="float" office:value="-13.923833" table:style-name="ce2">
            <text:p>-13,924</text:p>
          </table:table-cell>
          <table:table-cell office:value-type="float" office:value="-46.072167" table:style-name="ce2">
            <text:p>-46,072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'KORAN'</text:p>
          </table:table-cell>
          <table:table-cell office:value-type="float" office:value="45" table:style-name="ce1">
            <text:p>45</text:p>
          </table:table-cell>
          <table:table-cell office:value-type="float" office:value="216" table:style-name="ce1">
            <text:p>216</text:p>
          </table:table-cell>
          <table:table-cell office:value-type="float" office:value="4115" table:formula="msoxl:=SUM($F$3:F38)" table:style-name="ce1">
            <text:p>4115</text:p>
          </table:table-cell>
          <table:table-cell office:value-type="float" office:value="9.2183445140551559" table:formula="msoxl:=I37+J38" table:style-name="ce2">
            <text:p>9,218</text:p>
          </table:table-cell>
          <table:table-cell office:value-type="float" office:value="9.566704803740482E-2" table:formula="msoxl:=F38/O38" table:style-name="ce2">
            <text:p>0,096</text:p>
          </table:table-cell>
          <table:table-cell office:value-type="float" office:value="450" table:style-name="ce1">
            <text:p>450</text:p>
          </table:table-cell>
          <table:table-cell office:value-type="float" office:value="274" table:style-name="ce1">
            <text:p>274</text:p>
          </table:table-cell>
          <table:table-cell office:value-type="float" office:value="41" table:style-name="ce1">
            <text:p>41</text:p>
          </table:table-cell>
          <table:table-cell office:value-type="float" office:value="450" table:style-name="ce1">
            <text:p>450</text:p>
          </table:table-cell>
          <table:table-cell office:value-type="float" office:value="470.38140010764698" table:style-name="ce1">
            <text:p>470,3814001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KOGPU'</text:p>
          </table:table-cell>
          <table:table-cell office:value-type="float" office:value="-14.444667000000001" table:style-name="ce2">
            <text:p>-14,445</text:p>
          </table:table-cell>
          <table:table-cell office:value-type="float" office:value="-46.475999999999999" table:style-name="ce2">
            <text:p>-46,476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'KOGPU'</text:p>
          </table:table-cell>
          <table:table-cell office:value-type="float" office:value="39" table:style-name="ce1">
            <text:p>39</text:p>
          </table:table-cell>
          <table:table-cell office:value-type="float" office:value="216" table:style-name="ce1">
            <text:p>216</text:p>
          </table:table-cell>
          <table:table-cell office:value-type="float" office:value="4154" table:formula="msoxl:=SUM($F$3:F39)" table:style-name="ce1">
            <text:p>4154</text:p>
          </table:table-cell>
          <table:table-cell office:value-type="float" office:value="9.3012559556875729" table:formula="msoxl:=I38+J39" table:style-name="ce2">
            <text:p>9,301</text:p>
          </table:table-cell>
          <table:table-cell office:value-type="float" office:value="8.291144163241751E-2" table:formula="msoxl:=F39/O39" table:style-name="ce2">
            <text:p>0,083</text:p>
          </table:table-cell>
          <table:table-cell office:value-type="float" office:value="450" table:style-name="ce1">
            <text:p>450</text:p>
          </table:table-cell>
          <table:table-cell office:value-type="float" office:value="274" table:style-name="ce1">
            <text:p>274</text:p>
          </table:table-cell>
          <table:table-cell office:value-type="float" office:value="41" table:style-name="ce1">
            <text:p>41</text:p>
          </table:table-cell>
          <table:table-cell office:value-type="float" office:value="450" table:style-name="ce1">
            <text:p>450</text:p>
          </table:table-cell>
          <table:table-cell office:value-type="float" office:value="470.38140010764698" table:style-name="ce1">
            <text:p>470,3814001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PEDAL'</text:p>
          </table:table-cell>
          <table:table-cell office:value-type="float" office:value="-14.85" table:style-name="ce2">
            <text:p>-14,850</text:p>
          </table:table-cell>
          <table:table-cell office:value-type="float" office:value="-46.791832999999997" table:style-name="ce2">
            <text:p>-46,792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'PEDAL'</text:p>
          </table:table-cell>
          <table:table-cell office:value-type="float" office:value="30" table:style-name="ce1">
            <text:p>30</text:p>
          </table:table-cell>
          <table:table-cell office:value-type="float" office:value="216" table:style-name="ce1">
            <text:p>216</text:p>
          </table:table-cell>
          <table:table-cell office:value-type="float" office:value="4184" table:formula="msoxl:=SUM($F$3:F40)" table:style-name="ce1">
            <text:p>4184</text:p>
          </table:table-cell>
          <table:table-cell office:value-type="float" office:value="9.3644399059325991" table:formula="msoxl:=I39+J40" table:style-name="ce2">
            <text:p>9,364</text:p>
          </table:table-cell>
          <table:table-cell office:value-type="float" office:value="6.3183950245025405E-2" table:formula="msoxl:=F40/O40" table:style-name="ce2">
            <text:p>0,063</text:p>
          </table:table-cell>
          <table:table-cell office:value-type="float" office:value="450" table:style-name="ce1">
            <text:p>450</text:p>
          </table:table-cell>
          <table:table-cell office:value-type="float" office:value="271" table:style-name="ce1">
            <text:p>271</text:p>
          </table:table-cell>
          <table:table-cell office:value-type="float" office:value="46" table:style-name="ce1">
            <text:p>46</text:p>
          </table:table-cell>
          <table:table-cell office:value-type="float" office:value="450" table:style-name="ce1">
            <text:p>450</text:p>
          </table:table-cell>
          <table:table-cell office:value-type="float" office:value="474.80412167426903" table:style-name="ce1">
            <text:p>474,8041217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FRM'</text:p>
          </table:table-cell>
          <table:table-cell office:value-type="float" office:value="-15.557143999999999" table:style-name="ce2">
            <text:p>-15,557</text:p>
          </table:table-cell>
          <table:table-cell office:value-type="float" office:value="-47.346639000000003" table:style-name="ce2">
            <text:p>-47,347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'FORMOSA'</text:p>
          </table:table-cell>
          <table:table-cell office:value-type="float" office:value="53" table:style-name="ce1">
            <text:p>53</text:p>
          </table:table-cell>
          <table:table-cell office:value-type="float" office:value="217" table:style-name="ce1">
            <text:p>217</text:p>
          </table:table-cell>
          <table:table-cell office:value-type="float" office:value="4237" table:formula="msoxl:=SUM($F$3:F41)" table:style-name="ce1">
            <text:p>4237</text:p>
          </table:table-cell>
          <table:table-cell office:value-type="float" office:value="9.4771604860674703" table:formula="msoxl:=I40+J41" table:style-name="ce2">
            <text:p>9,477</text:p>
          </table:table-cell>
          <table:table-cell office:value-type="float" office:value="0.11272058013487136" table:formula="msoxl:=F41/O41" table:style-name="ce2">
            <text:p>0,113</text:p>
          </table:table-cell>
          <table:table-cell office:value-type="float" office:value="450" table:style-name="ce1">
            <text:p>450</text:p>
          </table:table-cell>
          <table:table-cell office:value-type="float" office:value="276" table:style-name="ce1">
            <text:p>276</text:p>
          </table:table-cell>
          <table:table-cell office:value-type="float" office:value="42" table:style-name="ce1">
            <text:p>42</text:p>
          </table:table-cell>
          <table:table-cell office:value-type="float" office:value="450" table:style-name="ce1">
            <text:p>450</text:p>
          </table:table-cell>
          <table:table-cell office:value-type="float" office:value="470.18920534817101" table:style-name="ce1">
            <text:p>470,1892053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BSI'</text:p>
          </table:table-cell>
          <table:table-cell office:value-type="float" office:value="-15.871903" table:style-name="ce2">
            <text:p>-15,872</text:p>
          </table:table-cell>
          <table:table-cell office:value-type="float" office:value="-48.021922000000004" table:style-name="ce2">
            <text:p>-48,022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'BRASILIA'</text:p>
          </table:table-cell>
          <table:table-cell office:value-type="float" office:value="43" table:style-name="ce1">
            <text:p>43</text:p>
          </table:table-cell>
          <table:table-cell office:value-type="float" office:value="244" table:style-name="ce1">
            <text:p>244</text:p>
          </table:table-cell>
          <table:table-cell office:value-type="float" office:value="4280" table:formula="msoxl:=SUM($F$3:F42)" table:style-name="ce1">
            <text:p>4280</text:p>
          </table:table-cell>
          <table:table-cell office:value-type="float" office:value="9.5657375456375835" table:formula="msoxl:=I41+J42" table:style-name="ce2">
            <text:p>9,566</text:p>
          </table:table-cell>
          <table:table-cell office:value-type="float" office:value="8.8577059570112332E-2" table:formula="msoxl:=F42/O42" table:style-name="ce2">
            <text:p>0,089</text:p>
          </table:table-cell>
          <table:table-cell office:value-type="float" office:value="450" table:style-name="ce1">
            <text:p>450</text:p>
          </table:table-cell>
          <table:table-cell office:value-type="float" office:value="277" table:style-name="ce1">
            <text:p>277</text:p>
          </table:table-cell>
          <table:table-cell office:value-type="float" office:value="43" table:style-name="ce1">
            <text:p>43</text:p>
          </table:table-cell>
          <table:table-cell office:value-type="float" office:value="450" table:style-name="ce1">
            <text:p>450</text:p>
          </table:table-cell>
          <table:table-cell office:value-type="float" office:value="485.45300790848398" table:style-name="ce1">
            <text:p>485,4530079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SIREM'</text:p>
          </table:table-cell>
          <table:table-cell office:value-type="float" office:value="-16.550166999999998" table:style-name="ce2">
            <text:p>-16,550</text:p>
          </table:table-cell>
          <table:table-cell office:value-type="float" office:value="-48.646332999999998" table:style-name="ce2">
            <text:p>-48,646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'SIREM'</text:p>
          </table:table-cell>
          <table:table-cell office:value-type="float" office:value="54" table:style-name="ce1">
            <text:p>54</text:p>
          </table:table-cell>
          <table:table-cell office:value-type="float" office:value="221" table:style-name="ce1">
            <text:p>221</text:p>
          </table:table-cell>
          <table:table-cell office:value-type="float" office:value="4334" table:formula="msoxl:=SUM($F$3:F43)" table:style-name="ce1">
            <text:p>4334</text:p>
          </table:table-cell>
          <table:table-cell office:value-type="float" office:value="9.6771710861722458" table:formula="msoxl:=I42+J43" table:style-name="ce2">
            <text:p>9,677</text:p>
          </table:table-cell>
          <table:table-cell office:value-type="float" office:value="0.1114335405346621" table:formula="msoxl:=F43/O43" table:style-name="ce2">
            <text:p>0,111</text:p>
          </table:table-cell>
          <table:table-cell office:value-type="float" office:value="450" table:style-name="ce1">
            <text:p>450</text:p>
          </table:table-cell>
          <table:table-cell office:value-type="float" office:value="264" table:style-name="ce1">
            <text:p>264</text:p>
          </table:table-cell>
          <table:table-cell office:value-type="float" office:value="49" table:style-name="ce1">
            <text:p>49</text:p>
          </table:table-cell>
          <table:table-cell office:value-type="float" office:value="450" table:style-name="ce1">
            <text:p>450</text:p>
          </table:table-cell>
          <table:table-cell office:value-type="float" office:value="484.59377437803801" table:style-name="ce1">
            <text:p>484,5937744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PAMEO'</text:p>
          </table:table-cell>
          <table:table-cell office:value-type="float" office:value="-16.911000000000001" table:style-name="ce2">
            <text:p>-16,911</text:p>
          </table:table-cell>
          <table:table-cell office:value-type="float" office:value="-48.985999999999997" table:style-name="ce2">
            <text:p>-48,986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'PAMEO'</text:p>
          </table:table-cell>
          <table:table-cell office:value-type="float" office:value="29" table:style-name="ce1">
            <text:p>29</text:p>
          </table:table-cell>
          <table:table-cell office:value-type="float" office:value="221" table:style-name="ce1">
            <text:p>221</text:p>
          </table:table-cell>
          <table:table-cell office:value-type="float" office:value="4363" table:formula="msoxl:=SUM($F$3:F44)" table:style-name="ce1">
            <text:p>4363</text:p>
          </table:table-cell>
          <table:table-cell office:value-type="float" office:value="9.737015024607528" table:formula="msoxl:=I43+J44" table:style-name="ce2">
            <text:p>9,737</text:p>
          </table:table-cell>
          <table:table-cell office:value-type="float" office:value="5.9843938435281498E-2" table:formula="msoxl:=F44/O44" table:style-name="ce2">
            <text:p>0,060</text:p>
          </table:table-cell>
          <table:table-cell office:value-type="float" office:value="450" table:style-name="ce1">
            <text:p>450</text:p>
          </table:table-cell>
          <table:table-cell office:value-type="float" office:value="264" table:style-name="ce1">
            <text:p>264</text:p>
          </table:table-cell>
          <table:table-cell office:value-type="float" office:value="49" table:style-name="ce1">
            <text:p>49</text:p>
          </table:table-cell>
          <table:table-cell office:value-type="float" office:value="450" table:style-name="ce1">
            <text:p>450</text:p>
          </table:table-cell>
          <table:table-cell office:value-type="float" office:value="484.59377437803801" table:style-name="ce1">
            <text:p>484,5937744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KETUL'</text:p>
          </table:table-cell>
          <table:table-cell office:value-type="float" office:value="-17.067499999999999" table:style-name="ce2">
            <text:p>-17,068</text:p>
          </table:table-cell>
          <table:table-cell office:value-type="float" office:value="-49.131999999999998" table:style-name="ce2">
            <text:p>-49,132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'KETUL'</text:p>
          </table:table-cell>
          <table:table-cell office:value-type="float" office:value="13" table:style-name="ce1">
            <text:p>13</text:p>
          </table:table-cell>
          <table:table-cell office:value-type="float" office:value="221" table:style-name="ce1">
            <text:p>221</text:p>
          </table:table-cell>
          <table:table-cell office:value-type="float" office:value="4376" table:formula="msoxl:=SUM($F$3:F45)" table:style-name="ce1">
            <text:p>4376</text:p>
          </table:table-cell>
          <table:table-cell office:value-type="float" office:value="9.7638416176992067" table:formula="msoxl:=I44+J45" table:style-name="ce2">
            <text:p>9,764</text:p>
          </table:table-cell>
          <table:table-cell office:value-type="float" office:value="2.6826593091677915E-2" table:formula="msoxl:=F45/O45" table:style-name="ce2">
            <text:p>0,027</text:p>
          </table:table-cell>
          <table:table-cell office:value-type="float" office:value="450" table:style-name="ce1">
            <text:p>450</text:p>
          </table:table-cell>
          <table:table-cell office:value-type="float" office:value="264" table:style-name="ce1">
            <text:p>264</text:p>
          </table:table-cell>
          <table:table-cell office:value-type="float" office:value="49" table:style-name="ce1">
            <text:p>49</text:p>
          </table:table-cell>
          <table:table-cell office:value-type="float" office:value="450" table:style-name="ce1">
            <text:p>450</text:p>
          </table:table-cell>
          <table:table-cell office:value-type="float" office:value="484.59377437803801" table:style-name="ce1">
            <text:p>484,5937744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SIBUT'</text:p>
          </table:table-cell>
          <table:table-cell office:value-type="float" office:value="-17.291333000000002" table:style-name="ce2">
            <text:p>-17,291</text:p>
          </table:table-cell>
          <table:table-cell office:value-type="float" office:value="-49.346167000000001" table:style-name="ce2">
            <text:p>-49,346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'SIBUT'</text:p>
          </table:table-cell>
          <table:table-cell office:value-type="float" office:value="18" table:style-name="ce1">
            <text:p>18</text:p>
          </table:table-cell>
          <table:table-cell office:value-type="float" office:value="222" table:style-name="ce1">
            <text:p>222</text:p>
          </table:table-cell>
          <table:table-cell office:value-type="float" office:value="4394" table:formula="msoxl:=SUM($F$3:F46)" table:style-name="ce1">
            <text:p>4394</text:p>
          </table:table-cell>
          <table:table-cell office:value-type="float" office:value="9.8009383417291467" table:formula="msoxl:=I45+J46" table:style-name="ce2">
            <text:p>9,801</text:p>
          </table:table-cell>
          <table:table-cell office:value-type="float" office:value="3.7096724029940652E-2" table:formula="msoxl:=F46/O46" table:style-name="ce2">
            <text:p>0,037</text:p>
          </table:table-cell>
          <table:table-cell office:value-type="float" office:value="450" table:style-name="ce1">
            <text:p>450</text:p>
          </table:table-cell>
          <table:table-cell office:value-type="float" office:value="264" table:style-name="ce1">
            <text:p>264</text:p>
          </table:table-cell>
          <table:table-cell office:value-type="float" office:value="49" table:style-name="ce1">
            <text:p>49</text:p>
          </table:table-cell>
          <table:table-cell office:value-type="float" office:value="450" table:style-name="ce1">
            <text:p>450</text:p>
          </table:table-cell>
          <table:table-cell office:value-type="float" office:value="485.21804743384502" table:style-name="ce1">
            <text:p>485,2180474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EGONI'</text:p>
          </table:table-cell>
          <table:table-cell office:value-type="float" office:value="-18.000833" table:style-name="ce2">
            <text:p>-18,001</text:p>
          </table:table-cell>
          <table:table-cell office:value-type="float" office:value="-50.029667000000003" table:style-name="ce2">
            <text:p>-50,030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'EGONI'</text:p>
          </table:table-cell>
          <table:table-cell office:value-type="float" office:value="58" table:style-name="ce1">
            <text:p>58</text:p>
          </table:table-cell>
          <table:table-cell office:value-type="float" office:value="222" table:style-name="ce1">
            <text:p>222</text:p>
          </table:table-cell>
          <table:table-cell office:value-type="float" office:value="4452" table:formula="msoxl:=SUM($F$3:F47)" table:style-name="ce1">
            <text:p>4452</text:p>
          </table:table-cell>
          <table:table-cell office:value-type="float" office:value="9.9201813317080774" table:formula="msoxl:=I46+J47" table:style-name="ce2">
            <text:p>9,920</text:p>
          </table:table-cell>
          <table:table-cell office:value-type="float" office:value="0.11924298997893124" table:formula="msoxl:=F47/O47" table:style-name="ce2">
            <text:p>0,119</text:p>
          </table:table-cell>
          <table:table-cell office:value-type="float" office:value="450" table:style-name="ce1">
            <text:p>450</text:p>
          </table:table-cell>
          <table:table-cell office:value-type="float" office:value="258" table:style-name="ce1">
            <text:p>258</text:p>
          </table:table-cell>
          <table:table-cell office:value-type="float" office:value="46" table:style-name="ce1">
            <text:p>46</text:p>
          </table:table-cell>
          <table:table-cell office:value-type="float" office:value="450" table:style-name="ce1">
            <text:p>450</text:p>
          </table:table-cell>
          <table:table-cell office:value-type="float" office:value="486.40175837798" table:style-name="ce1">
            <text:p>486,4017584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ANDIV'</text:p>
          </table:table-cell>
          <table:table-cell office:value-type="float" office:value="-18.475667000000001" table:style-name="ce2">
            <text:p>-18,476</text:p>
          </table:table-cell>
          <table:table-cell office:value-type="float" office:value="-50.485833" table:style-name="ce2">
            <text:p>-50,486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'ANDIV'</text:p>
          </table:table-cell>
          <table:table-cell office:value-type="float" office:value="39" table:style-name="ce1">
            <text:p>39</text:p>
          </table:table-cell>
          <table:table-cell office:value-type="float" office:value="222" table:style-name="ce1">
            <text:p>222</text:p>
          </table:table-cell>
          <table:table-cell office:value-type="float" office:value="4491" table:formula="msoxl:=SUM($F$3:F48)" table:style-name="ce1">
            <text:p>4491</text:p>
          </table:table-cell>
          <table:table-cell office:value-type="float" office:value="10.000361962900808" table:formula="msoxl:=I47+J48" table:style-name="ce2">
            <text:p>10,000</text:p>
          </table:table-cell>
          <table:table-cell office:value-type="float" office:value="8.0180631192729626E-2" table:formula="msoxl:=F48/O48" table:style-name="ce2">
            <text:p>0,080</text:p>
          </table:table-cell>
          <table:table-cell office:value-type="float" office:value="450" table:style-name="ce1">
            <text:p>450</text:p>
          </table:table-cell>
          <table:table-cell office:value-type="float" office:value="258" table:style-name="ce1">
            <text:p>258</text:p>
          </table:table-cell>
          <table:table-cell office:value-type="float" office:value="46" table:style-name="ce1">
            <text:p>46</text:p>
          </table:table-cell>
          <table:table-cell office:value-type="float" office:value="450" table:style-name="ce1">
            <text:p>450</text:p>
          </table:table-cell>
          <table:table-cell office:value-type="float" office:value="486.40175837798" table:style-name="ce1">
            <text:p>486,4017584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TESEK'</text:p>
          </table:table-cell>
          <table:table-cell office:value-type="float" office:value="-18.845500000000001" table:style-name="ce2">
            <text:p>-18,846</text:p>
          </table:table-cell>
          <table:table-cell office:value-type="float" office:value="-50.839167000000003" table:style-name="ce2">
            <text:p>-50,839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'TESEK'</text:p>
          </table:table-cell>
          <table:table-cell office:value-type="float" office:value="30" table:style-name="ce1">
            <text:p>30</text:p>
          </table:table-cell>
          <table:table-cell office:value-type="float" office:value="222" table:style-name="ce1">
            <text:p>222</text:p>
          </table:table-cell>
          <table:table-cell office:value-type="float" office:value="4521" table:formula="msoxl:=SUM($F$3:F49)" table:style-name="ce1">
            <text:p>4521</text:p>
          </table:table-cell>
          <table:table-cell office:value-type="float" office:value="10.062055688560113" table:formula="msoxl:=I48+J49" table:style-name="ce2">
            <text:p>10,062</text:p>
          </table:table-cell>
          <table:table-cell office:value-type="float" office:value="6.1693725659305705E-2" table:formula="msoxl:=F49/O49" table:style-name="ce2">
            <text:p>0,062</text:p>
          </table:table-cell>
          <table:table-cell office:value-type="float" office:value="450" table:style-name="ce1">
            <text:p>450</text:p>
          </table:table-cell>
          <table:table-cell office:value-type="float" office:value="251" table:style-name="ce1">
            <text:p>251</text:p>
          </table:table-cell>
          <table:table-cell office:value-type="float" office:value="42" table:style-name="ce1">
            <text:p>42</text:p>
          </table:table-cell>
          <table:table-cell office:value-type="float" office:value="450" table:style-name="ce1">
            <text:p>450</text:p>
          </table:table-cell>
          <table:table-cell office:value-type="float" office:value="486.273112531256" table:style-name="ce1">
            <text:p>486,2731125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VAMIK'</text:p>
          </table:table-cell>
          <table:table-cell office:value-type="float" office:value="-19.566333" table:style-name="ce2">
            <text:p>-19,566</text:p>
          </table:table-cell>
          <table:table-cell office:value-type="float" office:value="-51.552" table:style-name="ce2">
            <text:p>-51,552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'VAMIK'</text:p>
          </table:table-cell>
          <table:table-cell office:value-type="float" office:value="59" table:style-name="ce1">
            <text:p>59</text:p>
          </table:table-cell>
          <table:table-cell office:value-type="float" office:value="222" table:style-name="ce1">
            <text:p>222</text:p>
          </table:table-cell>
          <table:table-cell office:value-type="float" office:value="4580" table:formula="msoxl:=SUM($F$3:F50)" table:style-name="ce1">
            <text:p>4580</text:p>
          </table:table-cell>
          <table:table-cell office:value-type="float" office:value="10.183617798436467" table:formula="msoxl:=I49+J50" table:style-name="ce2">
            <text:p>10,184</text:p>
          </table:table-cell>
          <table:table-cell office:value-type="float" office:value="0.12156210987635392" table:formula="msoxl:=F50/O50" table:style-name="ce2">
            <text:p>0,122</text:p>
          </table:table-cell>
          <table:table-cell office:value-type="float" office:value="450" table:style-name="ce1">
            <text:p>450</text:p>
          </table:table-cell>
          <table:table-cell office:value-type="float" office:value="246" table:style-name="ce1">
            <text:p>246</text:p>
          </table:table-cell>
          <table:table-cell office:value-type="float" office:value="39" table:style-name="ce1">
            <text:p>39</text:p>
          </table:table-cell>
          <table:table-cell office:value-type="float" office:value="450" table:style-name="ce1">
            <text:p>450</text:p>
          </table:table-cell>
          <table:table-cell office:value-type="float" office:value="485.348601303576" table:style-name="ce1">
            <text:p>485,3486013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PUKIL'</text:p>
          </table:table-cell>
          <table:table-cell office:value-type="float" office:value="-19.687667000000001" table:style-name="ce2">
            <text:p>-19,688</text:p>
          </table:table-cell>
          <table:table-cell office:value-type="float" office:value="-51.673166999999999" table:style-name="ce2">
            <text:p>-51,673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'PUKIL'</text:p>
          </table:table-cell>
          <table:table-cell office:value-type="float" office:value="10" table:style-name="ce1">
            <text:p>10</text:p>
          </table:table-cell>
          <table:table-cell office:value-type="float" office:value="223" table:style-name="ce1">
            <text:p>223</text:p>
          </table:table-cell>
          <table:table-cell office:value-type="float" office:value="4590" table:formula="msoxl:=SUM($F$3:F51)" table:style-name="ce1">
            <text:p>4590</text:p>
          </table:table-cell>
          <table:table-cell office:value-type="float" office:value="10.204209115092839" table:formula="msoxl:=I50+J51" table:style-name="ce2">
            <text:p>10,204</text:p>
          </table:table-cell>
          <table:table-cell office:value-type="float" office:value="2.0591316656372538E-2" table:formula="msoxl:=F51/O51" table:style-name="ce2">
            <text:p>0,021</text:p>
          </table:table-cell>
          <table:table-cell office:value-type="float" office:value="450" table:style-name="ce1">
            <text:p>450</text:p>
          </table:table-cell>
          <table:table-cell office:value-type="float" office:value="246" table:style-name="ce1">
            <text:p>246</text:p>
          </table:table-cell>
          <table:table-cell office:value-type="float" office:value="39" table:style-name="ce1">
            <text:p>39</text:p>
          </table:table-cell>
          <table:table-cell office:value-type="float" office:value="450" table:style-name="ce1">
            <text:p>450</text:p>
          </table:table-cell>
          <table:table-cell office:value-type="float" office:value="485.64160159740101" table:style-name="ce1">
            <text:p>485,6416016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NEVSI'</text:p>
          </table:table-cell>
          <table:table-cell office:value-type="float" office:value="-19.796666999999999" table:style-name="ce2">
            <text:p>-19,797</text:p>
          </table:table-cell>
          <table:table-cell office:value-type="float" office:value="-51.782666999999996" table:style-name="ce2">
            <text:p>-51,783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'NEVSI'</text:p>
          </table:table-cell>
          <table:table-cell office:value-type="float" office:value="9" table:style-name="ce1">
            <text:p>9</text:p>
          </table:table-cell>
          <table:table-cell office:value-type="float" office:value="223" table:style-name="ce1">
            <text:p>223</text:p>
          </table:table-cell>
          <table:table-cell office:value-type="float" office:value="4599" table:formula="msoxl:=SUM($F$3:F52)" table:style-name="ce1">
            <text:p>4599</text:p>
          </table:table-cell>
          <table:table-cell office:value-type="float" office:value="10.222741300083575" table:formula="msoxl:=I51+J52" table:style-name="ce2">
            <text:p>10,223</text:p>
          </table:table-cell>
          <table:table-cell office:value-type="float" office:value="1.8532184990735286E-2" table:formula="msoxl:=F52/O52" table:style-name="ce2">
            <text:p>0,019</text:p>
          </table:table-cell>
          <table:table-cell office:value-type="float" office:value="450" table:style-name="ce1">
            <text:p>450</text:p>
          </table:table-cell>
          <table:table-cell office:value-type="float" office:value="246" table:style-name="ce1">
            <text:p>246</text:p>
          </table:table-cell>
          <table:table-cell office:value-type="float" office:value="39" table:style-name="ce1">
            <text:p>39</text:p>
          </table:table-cell>
          <table:table-cell office:value-type="float" office:value="450" table:style-name="ce1">
            <text:p>450</text:p>
          </table:table-cell>
          <table:table-cell office:value-type="float" office:value="485.64160159740101" table:style-name="ce1">
            <text:p>485,6416016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KALER'</text:p>
          </table:table-cell>
          <table:table-cell office:value-type="float" office:value="-19.958167" table:style-name="ce2">
            <text:p>-19,958</text:p>
          </table:table-cell>
          <table:table-cell office:value-type="float" office:value="-51.946666999999998" table:style-name="ce2">
            <text:p>-51,947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'KALER'</text:p>
          </table:table-cell>
          <table:table-cell office:value-type="float" office:value="13" table:style-name="ce1">
            <text:p>13</text:p>
          </table:table-cell>
          <table:table-cell office:value-type="float" office:value="223" table:style-name="ce1">
            <text:p>223</text:p>
          </table:table-cell>
          <table:table-cell office:value-type="float" office:value="4612" table:formula="msoxl:=SUM($F$3:F53)" table:style-name="ce1">
            <text:p>4612</text:p>
          </table:table-cell>
          <table:table-cell office:value-type="float" office:value="10.249510011736859" table:formula="msoxl:=I52+J53" table:style-name="ce2">
            <text:p>10,250</text:p>
          </table:table-cell>
          <table:table-cell office:value-type="float" office:value="2.6768711653284302E-2" table:formula="msoxl:=F53/O53" table:style-name="ce2">
            <text:p>0,027</text:p>
          </table:table-cell>
          <table:table-cell office:value-type="float" office:value="450" table:style-name="ce1">
            <text:p>450</text:p>
          </table:table-cell>
          <table:table-cell office:value-type="float" office:value="246" table:style-name="ce1">
            <text:p>246</text:p>
          </table:table-cell>
          <table:table-cell office:value-type="float" office:value="39" table:style-name="ce1">
            <text:p>39</text:p>
          </table:table-cell>
          <table:table-cell office:value-type="float" office:value="450" table:style-name="ce1">
            <text:p>450</text:p>
          </table:table-cell>
          <table:table-cell office:value-type="float" office:value="485.64160159740101" table:style-name="ce1">
            <text:p>485,6416016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SIMIV'</text:p>
          </table:table-cell>
          <table:table-cell office:value-type="float" office:value="-20.622499999999999" table:style-name="ce2">
            <text:p>-20,623</text:p>
          </table:table-cell>
          <table:table-cell office:value-type="float" office:value="-52.618833000000002" table:style-name="ce2">
            <text:p>-52,619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'SIMIV'</text:p>
          </table:table-cell>
          <table:table-cell office:value-type="float" office:value="55" table:style-name="ce1">
            <text:p>55</text:p>
          </table:table-cell>
          <table:table-cell office:value-type="float" office:value="223" table:style-name="ce1">
            <text:p>223</text:p>
          </table:table-cell>
          <table:table-cell office:value-type="float" office:value="4667" table:formula="msoxl:=SUM($F$3:F54)" table:style-name="ce1">
            <text:p>4667</text:p>
          </table:table-cell>
          <table:table-cell office:value-type="float" office:value="10.363122782928521" table:formula="msoxl:=I53+J54" table:style-name="ce2">
            <text:p>10,363</text:p>
          </table:table-cell>
          <table:table-cell office:value-type="float" office:value="0.1136127711916622" table:formula="msoxl:=F54/O54" table:style-name="ce2">
            <text:p>0,114</text:p>
          </table:table-cell>
          <table:table-cell office:value-type="float" office:value="450" table:style-name="ce1">
            <text:p>450</text:p>
          </table:table-cell>
          <table:table-cell office:value-type="float" office:value="241" table:style-name="ce1">
            <text:p>241</text:p>
          </table:table-cell>
          <table:table-cell office:value-type="float" office:value="36" table:style-name="ce1">
            <text:p>36</text:p>
          </table:table-cell>
          <table:table-cell office:value-type="float" office:value="450" table:style-name="ce1">
            <text:p>450</text:p>
          </table:table-cell>
          <table:table-cell office:value-type="float" office:value="484.100505806836" table:style-name="ce1">
            <text:p>484,1005058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BUTNA'</text:p>
          </table:table-cell>
          <table:table-cell office:value-type="float" office:value="-20.859500000000001" table:style-name="ce2">
            <text:p>-20,860</text:p>
          </table:table-cell>
          <table:table-cell office:value-type="float" office:value="-52.860500000000002" table:style-name="ce2">
            <text:p>-52,861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'BUTNA'</text:p>
          </table:table-cell>
          <table:table-cell office:value-type="float" office:value="20" table:style-name="ce1">
            <text:p>20</text:p>
          </table:table-cell>
          <table:table-cell office:value-type="float" office:value="223" table:style-name="ce1">
            <text:p>223</text:p>
          </table:table-cell>
          <table:table-cell office:value-type="float" office:value="4687" table:formula="msoxl:=SUM($F$3:F55)" table:style-name="ce1">
            <text:p>4687</text:p>
          </table:table-cell>
          <table:table-cell office:value-type="float" office:value="10.404436517907307" table:formula="msoxl:=I54+J55" table:style-name="ce2">
            <text:p>10,404</text:p>
          </table:table-cell>
          <table:table-cell office:value-type="float" office:value="4.1313734978786258E-2" table:formula="msoxl:=F55/O55" table:style-name="ce2">
            <text:p>0,041</text:p>
          </table:table-cell>
          <table:table-cell office:value-type="float" office:value="450" table:style-name="ce1">
            <text:p>450</text:p>
          </table:table-cell>
          <table:table-cell office:value-type="float" office:value="241" table:style-name="ce1">
            <text:p>241</text:p>
          </table:table-cell>
          <table:table-cell office:value-type="float" office:value="36" table:style-name="ce1">
            <text:p>36</text:p>
          </table:table-cell>
          <table:table-cell office:value-type="float" office:value="450" table:style-name="ce1">
            <text:p>450</text:p>
          </table:table-cell>
          <table:table-cell office:value-type="float" office:value="484.100505806836" table:style-name="ce1">
            <text:p>484,1005058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SIRIS'</text:p>
          </table:table-cell>
          <table:table-cell office:value-type="float" office:value="-21.030833000000001" table:style-name="ce2">
            <text:p>-21,031</text:p>
          </table:table-cell>
          <table:table-cell office:value-type="float" office:value="-53.030332999999999" table:style-name="ce2">
            <text:p>-53,030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'SIRIS'</text:p>
          </table:table-cell>
          <table:table-cell office:value-type="float" office:value="14" table:style-name="ce1">
            <text:p>14</text:p>
          </table:table-cell>
          <table:table-cell office:value-type="float" office:value="222" table:style-name="ce1">
            <text:p>222</text:p>
          </table:table-cell>
          <table:table-cell office:value-type="float" office:value="4701" table:formula="msoxl:=SUM($F$3:F56)" table:style-name="ce1">
            <text:p>4701</text:p>
          </table:table-cell>
          <table:table-cell office:value-type="float" office:value="10.433368951774327" table:formula="msoxl:=I55+J56" table:style-name="ce2">
            <text:p>10,433</text:p>
          </table:table-cell>
          <table:table-cell office:value-type="float" office:value="2.8932433867018954E-2" table:formula="msoxl:=F56/O56" table:style-name="ce2">
            <text:p>0,029</text:p>
          </table:table-cell>
          <table:table-cell office:value-type="float" office:value="450" table:style-name="ce1">
            <text:p>450</text:p>
          </table:table-cell>
          <table:table-cell office:value-type="float" office:value="241" table:style-name="ce1">
            <text:p>241</text:p>
          </table:table-cell>
          <table:table-cell office:value-type="float" office:value="36" table:style-name="ce1">
            <text:p>36</text:p>
          </table:table-cell>
          <table:table-cell office:value-type="float" office:value="450" table:style-name="ce1">
            <text:p>450</text:p>
          </table:table-cell>
          <table:table-cell office:value-type="float" office:value="483.88601057027103" table:style-name="ce1">
            <text:p>483,8860106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DABIG'</text:p>
          </table:table-cell>
          <table:table-cell office:value-type="float" office:value="-21.3385" table:style-name="ce2">
            <text:p>-21,339</text:p>
          </table:table-cell>
          <table:table-cell office:value-type="float" office:value="-53.352499999999999" table:style-name="ce2">
            <text:p>-53,353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'DABIG'</text:p>
          </table:table-cell>
          <table:table-cell office:value-type="float" office:value="26" table:style-name="ce1">
            <text:p>26</text:p>
          </table:table-cell>
          <table:table-cell office:value-type="float" office:value="224" table:style-name="ce1">
            <text:p>224</text:p>
          </table:table-cell>
          <table:table-cell office:value-type="float" office:value="4727" table:formula="msoxl:=SUM($F$3:F57)" table:style-name="ce1">
            <text:p>4727</text:p>
          </table:table-cell>
          <table:table-cell office:value-type="float" office:value="10.487054255714289" table:formula="msoxl:=I56+J57" table:style-name="ce2">
            <text:p>10,487</text:p>
          </table:table-cell>
          <table:table-cell office:value-type="float" office:value="5.3685303939962688E-2" table:formula="msoxl:=F57/O57" table:style-name="ce2">
            <text:p>0,054</text:p>
          </table:table-cell>
          <table:table-cell office:value-type="float" office:value="450" table:style-name="ce1">
            <text:p>450</text:p>
          </table:table-cell>
          <table:table-cell office:value-type="float" office:value="241" table:style-name="ce1">
            <text:p>241</text:p>
          </table:table-cell>
          <table:table-cell office:value-type="float" office:value="36" table:style-name="ce1">
            <text:p>36</text:p>
          </table:table-cell>
          <table:table-cell office:value-type="float" office:value="450" table:style-name="ce1">
            <text:p>450</text:p>
          </table:table-cell>
          <table:table-cell office:value-type="float" office:value="484.30386142688701" table:style-name="ce1">
            <text:p>484,3038614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DUNCE'</text:p>
          </table:table-cell>
          <table:table-cell office:value-type="float" office:value="-21.454167000000002" table:style-name="ce2">
            <text:p>-21,454</text:p>
          </table:table-cell>
          <table:table-cell office:value-type="float" office:value="-53.475833000000002" table:style-name="ce2">
            <text:p>-53,476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'DUNCE'</text:p>
          </table:table-cell>
          <table:table-cell office:value-type="float" office:value="10" table:style-name="ce1">
            <text:p>10</text:p>
          </table:table-cell>
          <table:table-cell office:value-type="float" office:value="224" table:style-name="ce1">
            <text:p>224</text:p>
          </table:table-cell>
          <table:table-cell office:value-type="float" office:value="4737" table:formula="msoxl:=SUM($F$3:F58)" table:style-name="ce1">
            <text:p>4737</text:p>
          </table:table-cell>
          <table:table-cell office:value-type="float" office:value="10.507711123203682" table:formula="msoxl:=I57+J58" table:style-name="ce2">
            <text:p>10,508</text:p>
          </table:table-cell>
          <table:table-cell office:value-type="float" office:value="2.0656867489393129E-2" table:formula="msoxl:=F58/O58" table:style-name="ce2">
            <text:p>0,021</text:p>
          </table:table-cell>
          <table:table-cell office:value-type="float" office:value="450" table:style-name="ce1">
            <text:p>450</text:p>
          </table:table-cell>
          <table:table-cell office:value-type="float" office:value="242" table:style-name="ce1">
            <text:p>242</text:p>
          </table:table-cell>
          <table:table-cell office:value-type="float" office:value="36" table:style-name="ce1">
            <text:p>36</text:p>
          </table:table-cell>
          <table:table-cell office:value-type="float" office:value="450" table:style-name="ce1">
            <text:p>450</text:p>
          </table:table-cell>
          <table:table-cell office:value-type="float" office:value="484.100505806836" table:style-name="ce1">
            <text:p>484,1005058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KABEG'</text:p>
          </table:table-cell>
          <table:table-cell office:value-type="float" office:value="-22.5505" table:style-name="ce2">
            <text:p>-22,551</text:p>
          </table:table-cell>
          <table:table-cell office:value-type="float" office:value="-54.608167000000002" table:style-name="ce2">
            <text:p>-54,608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'KABEG'</text:p>
          </table:table-cell>
          <table:table-cell office:value-type="float" office:value="91" table:style-name="ce1">
            <text:p>91</text:p>
          </table:table-cell>
          <table:table-cell office:value-type="float" office:value="223" table:style-name="ce1">
            <text:p>223</text:p>
          </table:table-cell>
          <table:table-cell office:value-type="float" office:value="4828" table:formula="msoxl:=SUM($F$3:F59)" table:style-name="ce1">
            <text:p>4828</text:p>
          </table:table-cell>
          <table:table-cell office:value-type="float" office:value="10.696842226751382" table:formula="msoxl:=I58+J59" table:style-name="ce2">
            <text:p>10,697</text:p>
          </table:table-cell>
          <table:table-cell office:value-type="float" office:value="0.18913110354769969" table:formula="msoxl:=F59/O59" table:style-name="ce2">
            <text:p>0,189</text:p>
          </table:table-cell>
          <table:table-cell office:value-type="float" office:value="450" table:style-name="ce1">
            <text:p>450</text:p>
          </table:table-cell>
          <table:table-cell office:value-type="float" office:value="252" table:style-name="ce1">
            <text:p>252</text:p>
          </table:table-cell>
          <table:table-cell office:value-type="float" office:value="36" table:style-name="ce1">
            <text:p>36</text:p>
          </table:table-cell>
          <table:table-cell office:value-type="float" office:value="450" table:style-name="ce1">
            <text:p>450</text:p>
          </table:table-cell>
          <table:table-cell office:value-type="float" office:value="481.14772394932601" table:style-name="ce1">
            <text:p>481,1477239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REBOX'</text:p>
          </table:table-cell>
          <table:table-cell office:value-type="float" office:value="-23.406333" table:style-name="ce2">
            <text:p>-23,406</text:p>
          </table:table-cell>
          <table:table-cell office:value-type="float" office:value="-55.514667000000003" table:style-name="ce2">
            <text:p>-55,515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'REBOX'</text:p>
          </table:table-cell>
          <table:table-cell office:value-type="float" office:value="72" table:style-name="ce1">
            <text:p>72</text:p>
          </table:table-cell>
          <table:table-cell office:value-type="float" office:value="224" table:style-name="ce1">
            <text:p>224</text:p>
          </table:table-cell>
          <table:table-cell office:value-type="float" office:value="4900" table:formula="msoxl:=SUM($F$3:F60)" table:style-name="ce1">
            <text:p>4900</text:p>
          </table:table-cell>
          <table:table-cell office:value-type="float" office:value="10.846751138381876" table:formula="msoxl:=I59+J60" table:style-name="ce2">
            <text:p>10,847</text:p>
          </table:table-cell>
          <table:table-cell office:value-type="float" office:value="0.14990891163049302" table:formula="msoxl:=F60/O60" table:style-name="ce2">
            <text:p>0,150</text:p>
          </table:table-cell>
          <table:table-cell office:value-type="float" office:value="450" table:style-name="ce1">
            <text:p>450</text:p>
          </table:table-cell>
          <table:table-cell office:value-type="float" office:value="253" table:style-name="ce1">
            <text:p>253</text:p>
          </table:table-cell>
          <table:table-cell office:value-type="float" office:value="35" table:style-name="ce1">
            <text:p>35</text:p>
          </table:table-cell>
          <table:table-cell office:value-type="float" office:value="450" table:style-name="ce1">
            <text:p>450</text:p>
          </table:table-cell>
          <table:table-cell office:value-type="float" office:value="480.29165989458397" table:style-name="ce1">
            <text:p>480,2916599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SOSMO'</text:p>
          </table:table-cell>
          <table:table-cell office:value-type="float" office:value="-23.635000000000002" table:style-name="ce2">
            <text:p>-23,635</text:p>
          </table:table-cell>
          <table:table-cell office:value-type="float" office:value="-55.759721999999996" table:style-name="ce2">
            <text:p>-55,760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'SOSMO'</text:p>
          </table:table-cell>
          <table:table-cell office:value-type="float" office:value="19" table:style-name="ce1">
            <text:p>19</text:p>
          </table:table-cell>
          <table:table-cell office:value-type="float" office:value="224" table:style-name="ce1">
            <text:p>224</text:p>
          </table:table-cell>
          <table:table-cell office:value-type="float" office:value="4919" table:formula="msoxl:=SUM($F$3:F61)" table:style-name="ce1">
            <text:p>4919</text:p>
          </table:table-cell>
          <table:table-cell office:value-type="float" office:value="10.886059941310481" table:formula="msoxl:=I60+J61" table:style-name="ce2">
            <text:p>10,886</text:p>
          </table:table-cell>
          <table:table-cell office:value-type="float" office:value="3.9308802928605099E-2" table:formula="msoxl:=F61/O61" table:style-name="ce2">
            <text:p>0,039</text:p>
          </table:table-cell>
          <table:table-cell office:value-type="float" office:value="450" table:style-name="ce1">
            <text:p>450</text:p>
          </table:table-cell>
          <table:table-cell office:value-type="float" office:value="254" table:style-name="ce1">
            <text:p>254</text:p>
          </table:table-cell>
          <table:table-cell office:value-type="float" office:value="39" table:style-name="ce1">
            <text:p>39</text:p>
          </table:table-cell>
          <table:table-cell office:value-type="float" office:value="450" table:style-name="ce1">
            <text:p>450</text:p>
          </table:table-cell>
          <table:table-cell office:value-type="float" office:value="483.35229222087702" table:style-name="ce1">
            <text:p>483,3522922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NILKI'</text:p>
          </table:table-cell>
          <table:table-cell office:value-type="float" office:value="-24.656389000000001" table:style-name="ce2">
            <text:p>-24,656</text:p>
          </table:table-cell>
          <table:table-cell office:value-type="float" office:value="-56.869444000000001" table:style-name="ce2">
            <text:p>-56,869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'NILKI'</text:p>
          </table:table-cell>
          <table:table-cell office:value-type="float" office:value="86" table:style-name="ce1">
            <text:p>86</text:p>
          </table:table-cell>
          <table:table-cell office:value-type="float" office:value="224" table:style-name="ce1">
            <text:p>224</text:p>
          </table:table-cell>
          <table:table-cell office:value-type="float" office:value="5005" table:formula="msoxl:=SUM($F$3:F62)" table:style-name="ce1">
            <text:p>5005</text:p>
          </table:table-cell>
          <table:table-cell office:value-type="float" office:value="11.061868485869091" table:formula="msoxl:=I61+J62" table:style-name="ce2">
            <text:p>11,062</text:p>
          </table:table-cell>
          <table:table-cell office:value-type="float" office:value="0.17580854455860984" table:formula="msoxl:=F62/O62" table:style-name="ce2">
            <text:p>0,176</text:p>
          </table:table-cell>
          <table:table-cell office:value-type="float" office:value="450" table:style-name="ce1">
            <text:p>450</text:p>
          </table:table-cell>
          <table:table-cell office:value-type="float" office:value="256" table:style-name="ce1">
            <text:p>256</text:p>
          </table:table-cell>
          <table:table-cell office:value-type="float" office:value="47" table:style-name="ce1">
            <text:p>47</text:p>
          </table:table-cell>
          <table:table-cell office:value-type="float" office:value="450" table:style-name="ce1">
            <text:p>450</text:p>
          </table:table-cell>
          <table:table-cell office:value-type="float" office:value="489.16848845950102" table:style-name="ce1">
            <text:p>489,1684885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VAS'</text:p>
          </table:table-cell>
          <table:table-cell office:value-type="float" office:value="-25.244167000000001" table:style-name="ce2">
            <text:p>-25,244</text:p>
          </table:table-cell>
          <table:table-cell office:value-type="float" office:value="-57.521943999999998" table:style-name="ce2">
            <text:p>-57,522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'ASUNCION'</text:p>
          </table:table-cell>
          <table:table-cell office:value-type="float" office:value="50" table:style-name="ce1">
            <text:p>50</text:p>
          </table:table-cell>
          <table:table-cell office:value-type="float" office:value="225" table:style-name="ce1">
            <text:p>225</text:p>
          </table:table-cell>
          <table:table-cell office:value-type="float" office:value="5055" table:formula="msoxl:=SUM($F$3:F63)" table:style-name="ce1">
            <text:p>5055</text:p>
          </table:table-cell>
          <table:table-cell office:value-type="float" office:value="11.163912041014036" table:formula="msoxl:=I62+J63" table:style-name="ce2">
            <text:p>11,164</text:p>
          </table:table-cell>
          <table:table-cell office:value-type="float" office:value="0.10204355514494493" table:formula="msoxl:=F63/O63" table:style-name="ce2">
            <text:p>0,102</text:p>
          </table:table-cell>
          <table:table-cell office:value-type="float" office:value="450" table:style-name="ce1">
            <text:p>450</text:p>
          </table:table-cell>
          <table:table-cell office:value-type="float" office:value="257" table:style-name="ce1">
            <text:p>257</text:p>
          </table:table-cell>
          <table:table-cell office:value-type="float" office:value="48" table:style-name="ce1">
            <text:p>48</text:p>
          </table:table-cell>
          <table:table-cell office:value-type="float" office:value="450" table:style-name="ce1">
            <text:p>450</text:p>
          </table:table-cell>
          <table:table-cell office:value-type="float" office:value="489.98684854696501" table:style-name="ce1">
            <text:p>489,9868485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ARPAS'</text:p>
          </table:table-cell>
          <table:table-cell office:value-type="float" office:value="-25.731667000000002" table:style-name="ce2">
            <text:p>-25,732</text:p>
          </table:table-cell>
          <table:table-cell office:value-type="float" office:value="-57.875278000000002" table:style-name="ce2">
            <text:p>-57,875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'ARPAS'</text:p>
          </table:table-cell>
          <table:table-cell office:value-type="float" office:value="35" table:style-name="ce1">
            <text:p>35</text:p>
          </table:table-cell>
          <table:table-cell office:value-type="float" office:value="213" table:style-name="ce1">
            <text:p>213</text:p>
          </table:table-cell>
          <table:table-cell office:value-type="float" office:value="5090" table:formula="msoxl:=SUM($F$3:F64)" table:style-name="ce1">
            <text:p>5090</text:p>
          </table:table-cell>
          <table:table-cell office:value-type="float" office:value="11.236355939704127" table:formula="msoxl:=I63+J64" table:style-name="ce2">
            <text:p>11,236</text:p>
          </table:table-cell>
          <table:table-cell office:value-type="float" office:value="7.2443898690090269E-2" table:formula="msoxl:=F64/O64" table:style-name="ce2">
            <text:p>0,072</text:p>
          </table:table-cell>
          <table:table-cell office:value-type="float" office:value="450" table:style-name="ce1">
            <text:p>450</text:p>
          </table:table-cell>
          <table:table-cell office:value-type="float" office:value="261" table:style-name="ce1">
            <text:p>261</text:p>
          </table:table-cell>
          <table:table-cell office:value-type="float" office:value="52" table:style-name="ce1">
            <text:p>52</text:p>
          </table:table-cell>
          <table:table-cell office:value-type="float" office:value="450" table:style-name="ce1">
            <text:p>450</text:p>
          </table:table-cell>
          <table:table-cell office:value-type="float" office:value="483.13247399518701" table:style-name="ce1">
            <text:p>483,132474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FSA'</text:p>
          </table:table-cell>
          <table:table-cell office:value-type="float" office:value="-26.210277999999999" table:style-name="ce2">
            <text:p>-26,210</text:p>
          </table:table-cell>
          <table:table-cell office:value-type="float" office:value="-58.224694" table:style-name="ce2">
            <text:p>-58,225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'FORMOSA'</text:p>
          </table:table-cell>
          <table:table-cell office:value-type="float" office:value="34" table:style-name="ce1">
            <text:p>34</text:p>
          </table:table-cell>
          <table:table-cell office:value-type="float" office:value="213" table:style-name="ce1">
            <text:p>213</text:p>
          </table:table-cell>
          <table:table-cell office:value-type="float" office:value="5124" table:formula="msoxl:=SUM($F$3:F65)" table:style-name="ce1">
            <text:p>5124</text:p>
          </table:table-cell>
          <table:table-cell office:value-type="float" office:value="11.306730012717358" table:formula="msoxl:=I64+J65" table:style-name="ce2">
            <text:p>11,307</text:p>
          </table:table-cell>
          <table:table-cell office:value-type="float" office:value="7.0374073013230551E-2" table:formula="msoxl:=F65/O65" table:style-name="ce2">
            <text:p>0,070</text:p>
          </table:table-cell>
          <table:table-cell office:value-type="float" office:value="450" table:style-name="ce1">
            <text:p>450</text:p>
          </table:table-cell>
          <table:table-cell office:value-type="float" office:value="261" table:style-name="ce1">
            <text:p>261</text:p>
          </table:table-cell>
          <table:table-cell office:value-type="float" office:value="52" table:style-name="ce1">
            <text:p>52</text:p>
          </table:table-cell>
          <table:table-cell office:value-type="float" office:value="450" table:style-name="ce1">
            <text:p>450</text:p>
          </table:table-cell>
          <table:table-cell office:value-type="float" office:value="483.13247399518701" table:style-name="ce1">
            <text:p>483,132474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MEVUR'</text:p>
          </table:table-cell>
          <table:table-cell office:value-type="float" office:value="-28.717500000000001" table:style-name="ce2">
            <text:p>-28,718</text:p>
          </table:table-cell>
          <table:table-cell office:value-type="float" office:value="-62.197778" table:style-name="ce2">
            <text:p>-62,198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'MEVUR'</text:p>
          </table:table-cell>
          <table:table-cell office:value-type="float" office:value="260" table:style-name="ce1">
            <text:p>260</text:p>
          </table:table-cell>
          <table:table-cell office:value-type="float" office:value="233" table:style-name="ce1">
            <text:p>233</text:p>
          </table:table-cell>
          <table:table-cell office:value-type="float" office:value="5384" table:formula="msoxl:=SUM($F$3:F66)" table:style-name="ce1">
            <text:p>5384</text:p>
          </table:table-cell>
          <table:table-cell office:value-type="float" office:value="11.83079160839624" table:formula="msoxl:=I65+J66" table:style-name="ce2">
            <text:p>11,831</text:p>
          </table:table-cell>
          <table:table-cell office:value-type="float" office:value="0.52406159567888144" table:formula="msoxl:=F66/O66" table:style-name="ce2">
            <text:p>0,524</text:p>
          </table:table-cell>
          <table:table-cell office:value-type="float" office:value="450" table:style-name="ce1">
            <text:p>450</text:p>
          </table:table-cell>
          <table:table-cell office:value-type="float" office:value="267" table:style-name="ce1">
            <text:p>267</text:p>
          </table:table-cell>
          <table:table-cell office:value-type="float" office:value="57" table:style-name="ce1">
            <text:p>57</text:p>
          </table:table-cell>
          <table:table-cell office:value-type="float" office:value="450" table:style-name="ce1">
            <text:p>450</text:p>
          </table:table-cell>
          <table:table-cell office:value-type="float" office:value="496.12488711978602" table:style-name="ce1">
            <text:p>496,1248871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MEBRA'</text:p>
          </table:table-cell>
          <table:table-cell office:value-type="float" office:value="-32.058610999999999" table:style-name="ce2">
            <text:p>-32,059</text:p>
          </table:table-cell>
          <table:table-cell office:value-type="float" office:value="-68.336944000000003" table:style-name="ce2">
            <text:p>-68,337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'MEBRA'</text:p>
          </table:table-cell>
          <table:table-cell office:value-type="float" office:value="376" table:style-name="ce1">
            <text:p>376</text:p>
          </table:table-cell>
          <table:table-cell office:value-type="float" office:value="236" table:style-name="ce1">
            <text:p>236</text:p>
          </table:table-cell>
          <table:table-cell office:value-type="float" office:value="5760" table:formula="msoxl:=SUM($F$3:F67)" table:style-name="ce1">
            <text:p>5760</text:p>
          </table:table-cell>
          <table:table-cell office:value-type="float" office:value="12.5869735574437" table:formula="msoxl:=I66+J67" table:style-name="ce2">
            <text:p>12,587</text:p>
          </table:table-cell>
          <table:table-cell office:value-type="float" office:value="0.75618194904746161" table:formula="msoxl:=F67/O67" table:style-name="ce2">
            <text:p>0,756</text:p>
          </table:table-cell>
          <table:table-cell office:value-type="float" office:value="450" table:style-name="ce1">
            <text:p>450</text:p>
          </table:table-cell>
          <table:table-cell office:value-type="float" office:value="274" table:style-name="ce1">
            <text:p>274</text:p>
          </table:table-cell>
          <table:table-cell office:value-type="float" office:value="62" table:style-name="ce1">
            <text:p>62</text:p>
          </table:table-cell>
          <table:table-cell office:value-type="float" office:value="450" table:style-name="ce1">
            <text:p>450</text:p>
          </table:table-cell>
          <table:table-cell office:value-type="float" office:value="497.23482618652201" table:style-name="ce1">
            <text:p>497,2348262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TOD'</text:p>
          </table:table-cell>
          <table:table-cell office:value-type="float" office:value="-32.618067000000003" table:style-name="ce2">
            <text:p>-32,618</text:p>
          </table:table-cell>
          <table:table-cell office:value-type="float" office:value="-69.456900000000005" table:style-name="ce2">
            <text:p>-69,457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'TOP OF DESCENT'</text:p>
          </table:table-cell>
          <table:table-cell office:value-type="float" office:value="66" table:style-name="ce1">
            <text:p>66</text:p>
          </table:table-cell>
          <table:table-cell office:value-type="float" office:value="239" table:style-name="ce1">
            <text:p>239</text:p>
          </table:table-cell>
          <table:table-cell office:value-type="float" office:value="5826" table:formula="msoxl:=SUM($F$3:F68)" table:style-name="ce1">
            <text:p>5826</text:p>
          </table:table-cell>
          <table:table-cell office:value-type="float" office:value="12.721539887842853" table:formula="msoxl:=I67+J68" table:style-name="ce2">
            <text:p>12,722</text:p>
          </table:table-cell>
          <table:table-cell office:value-type="float" office:value="0.13456633039915369" table:formula="msoxl:=F68/O68" table:style-name="ce2">
            <text:p>0,135</text:p>
          </table:table-cell>
          <table:table-cell office:value-type="float" office:value="450" table:style-name="ce1">
            <text:p>450</text:p>
          </table:table-cell>
          <table:table-cell office:value-type="float" office:value="270" table:style-name="ce1">
            <text:p>270</text:p>
          </table:table-cell>
          <table:table-cell office:value-type="float" office:value="48" table:style-name="ce1">
            <text:p>48</text:p>
          </table:table-cell>
          <table:table-cell office:value-type="float" office:value="450" table:style-name="ce1">
            <text:p>450</text:p>
          </table:table-cell>
          <table:table-cell office:value-type="float" office:value="490.46444087632699" table:style-name="ce1">
            <text:p>490,4644409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UMKAL'</text:p>
          </table:table-cell>
          <table:table-cell office:value-type="float" office:value="-32.883333" table:style-name="ce2">
            <text:p>-32,883</text:p>
          </table:table-cell>
          <table:table-cell office:value-type="float" office:value="-70" table:style-name="ce2">
            <text:p>-70,000</text:p>
          </table:table-cell>
          <table:table-cell office:value-type="float" office:value="30100" table:style-name="ce1">
            <text:p>30100</text:p>
          </table:table-cell>
          <table:table-cell office:value-type="string" table:style-name="ce1">
            <text:p>'UMKAL'</text:p>
          </table:table-cell>
          <table:table-cell office:value-type="float" office:value="32" table:style-name="ce1">
            <text:p>32</text:p>
          </table:table-cell>
          <table:table-cell office:value-type="float" office:value="239" table:style-name="ce1">
            <text:p>239</text:p>
          </table:table-cell>
          <table:table-cell office:value-type="float" office:value="5858" table:formula="msoxl:=SUM($F$3:F69)" table:style-name="ce1">
            <text:p>5858</text:p>
          </table:table-cell>
          <table:table-cell office:value-type="float" office:value="12.828307642354195" table:formula="msoxl:=I68+J69" table:style-name="ce2">
            <text:p>12,828</text:p>
          </table:table-cell>
          <table:table-cell office:value-type="float" office:value="0.10676775451134191" table:formula="msoxl:=F69/O69" table:style-name="ce2">
            <text:p>0,107</text:p>
          </table:table-cell>
          <table:table-cell office:value-type="float" office:value="450" table:style-name="ce1">
            <text:p>450</text:p>
          </table:table-cell>
          <table:table-cell office:value-type="float" office:value="274" table:style-name="ce1">
            <text:p>274</text:p>
          </table:table-cell>
          <table:table-cell office:value-type="float" office:value="64" table:style-name="ce1">
            <text:p>64</text:p>
          </table:table-cell>
          <table:table-cell office:value-type="float" office:value="250" table:style-name="ce1">
            <text:p>250</text:p>
          </table:table-cell>
          <table:table-cell office:value-type="float" office:value="299.715959621504" table:style-name="ce1">
            <text:p>299,7159596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RIBLA'</text:p>
          </table:table-cell>
          <table:table-cell office:value-type="float" office:value="-32.906666999999999" table:style-name="ce2">
            <text:p>-32,907</text:p>
          </table:table-cell>
          <table:table-cell office:value-type="float" office:value="-70.539721999999998" table:style-name="ce2">
            <text:p>-70,540</text:p>
          </table:table-cell>
          <table:table-cell office:value-type="float" office:value="21700" table:style-name="ce1">
            <text:p>21700</text:p>
          </table:table-cell>
          <table:table-cell office:value-type="string" table:style-name="ce1">
            <text:p>'RIBLA'</text:p>
          </table:table-cell>
          <table:table-cell office:value-type="float" office:value="27" table:style-name="ce1">
            <text:p>27</text:p>
          </table:table-cell>
          <table:table-cell office:value-type="float" office:value="266" table:style-name="ce1">
            <text:p>266</text:p>
          </table:table-cell>
          <table:table-cell office:value-type="float" office:value="5885" table:formula="msoxl:=SUM($F$3:F70)" table:style-name="ce1">
            <text:p>5885</text:p>
          </table:table-cell>
          <table:table-cell office:value-type="float" office:value="12.924144213710973" table:formula="msoxl:=I69+J70" table:style-name="ce2">
            <text:p>12,924</text:p>
          </table:table-cell>
          <table:table-cell office:value-type="float" office:value="9.5836571356777991E-2" table:formula="msoxl:=F70/O70" table:style-name="ce2">
            <text:p>0,096</text:p>
          </table:table-cell>
          <table:table-cell office:value-type="float" office:value="450" table:style-name="ce1">
            <text:p>450</text:p>
          </table:table-cell>
          <table:table-cell office:value-type="float" office:value="281" table:style-name="ce1">
            <text:p>281</text:p>
          </table:table-cell>
          <table:table-cell office:value-type="float" office:value="33" table:style-name="ce1">
            <text:p>33</text:p>
          </table:table-cell>
          <table:table-cell office:value-type="float" office:value="250" table:style-name="ce1">
            <text:p>250</text:p>
          </table:table-cell>
          <table:table-cell office:value-type="float" office:value="281.72961133474899" table:style-name="ce1">
            <text:p>281,7296113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LESTA'</text:p>
          </table:table-cell>
          <table:table-cell office:value-type="float" office:value="-32.919167000000002" table:style-name="ce2">
            <text:p>-32,919</text:p>
          </table:table-cell>
          <table:table-cell office:value-type="float" office:value="-70.811110999999997" table:style-name="ce2">
            <text:p>-70,811</text:p>
          </table:table-cell>
          <table:table-cell office:value-type="float" office:value="17400" table:style-name="ce1">
            <text:p>17400</text:p>
          </table:table-cell>
          <table:table-cell office:value-type="string" table:style-name="ce1">
            <text:p>'LESTA'</text:p>
          </table:table-cell>
          <table:table-cell office:value-type="float" office:value="14" table:style-name="ce1">
            <text:p>14</text:p>
          </table:table-cell>
          <table:table-cell office:value-type="float" office:value="266" table:style-name="ce1">
            <text:p>266</text:p>
          </table:table-cell>
          <table:table-cell office:value-type="float" office:value="5899" table:formula="msoxl:=SUM($F$3:F71)" table:style-name="ce1">
            <text:p>5899</text:p>
          </table:table-cell>
          <table:table-cell office:value-type="float" office:value="12.976509964471626" table:formula="msoxl:=I70+J71" table:style-name="ce2">
            <text:p>12,977</text:p>
          </table:table-cell>
          <table:table-cell office:value-type="float" office:value="5.2365750760653855E-2" table:formula="msoxl:=F71/O71" table:style-name="ce2">
            <text:p>0,052</text:p>
          </table:table-cell>
          <table:table-cell office:value-type="float" office:value="450" table:style-name="ce1">
            <text:p>450</text:p>
          </table:table-cell>
          <table:table-cell office:value-type="float" office:value="299" table:style-name="ce1">
            <text:p>299</text:p>
          </table:table-cell>
          <table:table-cell office:value-type="float" office:value="21" table:style-name="ce1">
            <text:p>21</text:p>
          </table:table-cell>
          <table:table-cell office:value-type="float" office:value="250" table:style-name="ce1">
            <text:p>250</text:p>
          </table:table-cell>
          <table:table-cell office:value-type="float" office:value="267.35031574338097" table:style-name="ce1">
            <text:p>267,3503157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EL476'</text:p>
          </table:table-cell>
          <table:table-cell office:value-type="float" office:value="-33.085935999999997" table:style-name="ce2">
            <text:p>-33,086</text:p>
          </table:table-cell>
          <table:table-cell office:value-type="float" office:value="-70.977874999999997" table:style-name="ce2">
            <text:p>-70,978</text:p>
          </table:table-cell>
          <table:table-cell office:value-type="float" office:value="13300" table:style-name="ce1">
            <text:p>13300</text:p>
          </table:table-cell>
          <table:table-cell office:value-type="string" table:style-name="ce1">
            <text:p>'EL476'</text:p>
          </table:table-cell>
          <table:table-cell office:value-type="float" office:value="13" table:style-name="ce1">
            <text:p>13</text:p>
          </table:table-cell>
          <table:table-cell office:value-type="float" office:value="219" table:style-name="ce1">
            <text:p>219</text:p>
          </table:table-cell>
          <table:table-cell office:value-type="float" office:value="5912" table:formula="msoxl:=SUM($F$3:F72)" table:style-name="ce1">
            <text:p>5912</text:p>
          </table:table-cell>
          <table:table-cell office:value-type="float" office:value="13.028986821767734" table:formula="msoxl:=I71+J72" table:style-name="ce2">
            <text:p>13,029</text:p>
          </table:table-cell>
          <table:table-cell office:value-type="float" office:value="5.2476857296108376E-2" table:formula="msoxl:=F72/O72" table:style-name="ce2">
            <text:p>0,052</text:p>
          </table:table-cell>
          <table:table-cell office:value-type="float" office:value="450" table:style-name="ce1">
            <text:p>450</text:p>
          </table:table-cell>
          <table:table-cell office:value-type="float" office:value="316" table:style-name="ce1">
            <text:p>316</text:p>
          </table:table-cell>
          <table:table-cell office:value-type="float" office:value="15" table:style-name="ce1">
            <text:p>15</text:p>
          </table:table-cell>
          <table:table-cell office:value-type="float" office:value="450" table:style-name="ce1">
            <text:p>450</text:p>
          </table:table-cell>
          <table:table-cell office:value-type="float" office:value="247.72824955285699" table:style-name="ce1">
            <text:p>247,7282496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EL273'</text:p>
          </table:table-cell>
          <table:table-cell office:value-type="float" office:value="-33.423493999999998" table:style-name="ce2">
            <text:p>-33,423</text:p>
          </table:table-cell>
          <table:table-cell office:value-type="float" office:value="-70.933949999999996" table:style-name="ce2">
            <text:p>-70,934</text:p>
          </table:table-cell>
          <table:table-cell office:value-type="float" office:value="7100" table:style-name="ce1">
            <text:p>7100</text:p>
          </table:table-cell>
          <table:table-cell office:value-type="string" table:style-name="ce1">
            <text:p>'EL273'</text:p>
          </table:table-cell>
          <table:table-cell office:value-type="float" office:value="20" table:style-name="ce1">
            <text:p>20</text:p>
          </table:table-cell>
          <table:table-cell office:value-type="float" office:value="173" table:style-name="ce1">
            <text:p>173</text:p>
          </table:table-cell>
          <table:table-cell office:value-type="float" office:value="5932" table:formula="msoxl:=SUM($F$3:F73)" table:style-name="ce1">
            <text:p>5932</text:p>
          </table:table-cell>
          <table:table-cell office:value-type="float" office:value="13.11188567631898" table:formula="msoxl:=I72+J73" table:style-name="ce2">
            <text:p>13,112</text:p>
          </table:table-cell>
          <table:table-cell office:value-type="float" office:value="8.2898854551245765E-2" table:formula="msoxl:=F73/O73" table:style-name="ce2">
            <text:p>0,083</text:p>
          </table:table-cell>
          <table:table-cell office:value-type="float" office:value="450" table:style-name="ce1">
            <text:p>450</text:p>
          </table:table-cell>
          <table:table-cell office:value-type="float" office:value="339" table:style-name="ce1">
            <text:p>339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241.257857038743" table:style-name="ce1">
            <text:p>241,257857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ANKES'</text:p>
          </table:table-cell>
          <table:table-cell office:value-type="float" office:value="-33.594121999999999" table:style-name="ce2">
            <text:p>-33,594</text:p>
          </table:table-cell>
          <table:table-cell office:value-type="float" office:value="-70.911593999999994" table:style-name="ce2">
            <text:p>-70,912</text:p>
          </table:table-cell>
          <table:table-cell office:value-type="float" office:value="4100" table:style-name="ce1">
            <text:p>4100</text:p>
          </table:table-cell>
          <table:table-cell office:value-type="string" table:style-name="ce1">
            <text:p>'ANKES'</text:p>
          </table:table-cell>
          <table:table-cell office:value-type="float" office:value="10" table:style-name="ce1">
            <text:p>10</text:p>
          </table:table-cell>
          <table:table-cell office:value-type="float" office:value="173" table:style-name="ce1">
            <text:p>173</text:p>
          </table:table-cell>
          <table:table-cell office:value-type="float" office:value="5942" table:formula="msoxl:=SUM($F$3:F74)" table:style-name="ce1">
            <text:p>5942</text:p>
          </table:table-cell>
          <table:table-cell office:value-type="float" office:value="13.152037181223685" table:formula="msoxl:=I73+J74" table:style-name="ce2">
            <text:p>13,152</text:p>
          </table:table-cell>
          <table:table-cell office:value-type="float" office:value="4.0151504904704587E-2" table:formula="msoxl:=F74/O74" table:style-name="ce2">
            <text:p>0,040</text:p>
          </table:table-cell>
          <table:table-cell office:value-type="float" office:value="450" table:style-name="ce1">
            <text:p>450</text:p>
          </table:table-cell>
          <table:table-cell office:value-type="float" office:value="281" table:style-name="ce1">
            <text:p>281</text:p>
          </table:table-cell>
          <table:table-cell office:value-type="float" office:value="3" table:style-name="ce1">
            <text:p>3</text:p>
          </table:table-cell>
          <table:table-cell office:value-type="float" office:value="250" table:style-name="ce1">
            <text:p>250</text:p>
          </table:table-cell>
          <table:table-cell office:value-type="float" office:value="249.056667333739" table:style-name="ce1">
            <text:p>249,0566673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string" table:style-name="ce1">
            <text:p>'SCEL'</text:p>
          </table:table-cell>
          <table:table-cell office:value-type="float" office:value="-33.394441999999998" table:style-name="ce2">
            <text:p>-33,394</text:p>
          </table:table-cell>
          <table:table-cell office:value-type="float" office:value="-70.793802999999997" table:style-name="ce2">
            <text:p>-70,794</text:p>
          </table:table-cell>
          <table:table-cell office:value-type="float" office:value="4100" table:style-name="ce1">
            <text:p>4100</text:p>
          </table:table-cell>
          <table:table-cell office:value-type="string" table:style-name="ce1">
            <text:p>'ARTURO MERINO BENITEZ INTL'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5955" table:formula="msoxl:=SUM($F$3:F75)" table:style-name="ce1">
            <text:p>5955</text:p>
          </table:table-cell>
          <table:table-cell office:value-type="float" office:value="13.204101923149738" table:formula="msoxl:=I74+J75" table:style-name="ce2">
            <text:p>13,204</text:p>
          </table:table-cell>
          <table:table-cell office:value-type="float" office:value="5.2064741926053183E-2" table:formula="msoxl:=F75/O75" table:style-name="ce2">
            <text:p>0,052</text:p>
          </table:table-cell>
          <table:table-cell office:value-type="float" office:value="450" table:style-name="ce1">
            <text:p>450</text:p>
          </table:table-cell>
          <table:table-cell office:value-type="float" office:value="292" table:style-name="ce1">
            <text:p>292</text:p>
          </table:table-cell>
          <table:table-cell office:value-type="float" office:value="4" table:style-name="ce1">
            <text:p>4</text:p>
          </table:table-cell>
          <table:table-cell office:value-type="float" office:value="250" table:style-name="ce1">
            <text:p>250</text:p>
          </table:table-cell>
          <table:table-cell office:value-type="float" office:value="249.68912778754799" table:style-name="ce1">
            <text:p>249,6891278</text:p>
          </table:table-cell>
          <table:table-cell table:number-columns-repeated="2" table:style-name="ce2"/>
          <table:table-cell table:number-columns-repeated="16367"/>
        </table:table-row>
        <table:table-row table:number-rows-repeated="1048501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Michu</dc:creator>
    <meta:creation-date>2009-04-16T11:32:48Z</meta:creation-date>
    <dc:date>2016-10-12T09:02:58Z</dc: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